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6.2988in" svg:height="3.5429in" svg:x="0in" svg:y="1.4327in">
            <draw:object draw:notify-on-update-of-ranges="Sheet2.A1:Sheet2.A1 Sheet2.A2:Sheet2.A7 Sheet2.B1:Sheet2.B1 Sheet2.B2:Sheet2.B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1894in" svg:y="1.4516in">
            <draw:object draw:notify-on-update-of-ranges="Sheet2.B1:Sheet2.B1 Sheet2.B2:Sheet2.B7 Sheet2.C1:Sheet2.C1 Sheet2.C2:Sheet2.C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eight (g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Force (N)</text:p>
          </table:table-cell>
          <table:table-cell table:number-columns-repeated="2"/>
          <table:table-cell office:value-type="string" calcext:value-type="string">
            <text:p>Indoor (WARM) empirical relation analysi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7" calcext:value-type="float">
            <text:p>207</text:p>
          </table:table-cell>
          <table:table-cell table:formula="of:=[.A2]*0.00980665002864" office:value-type="float" office:value="4.61893216348944" calcext:value-type="float">
            <text:p>4.6189321635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5" calcext:value-type="float">
            <text:p>165</text:p>
          </table:table-cell>
          <table:table-cell table:formula="of:=[.A3]*0.00980665002864" office:value-type="float" office:value="10.1008495294992" calcext:value-type="float">
            <text:p>10.100849529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5" calcext:value-type="float">
            <text:p>235</text:p>
          </table:table-cell>
          <table:table-cell table:formula="of:=[.A4]*0.00980665002864" office:value-type="float" office:value="1.6180972547256" calcext:value-type="float">
            <text:p>1.6180972547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5" calcext:value-type="float">
            <text:p>115</text:p>
          </table:table-cell>
          <table:table-cell table:formula="of:=[.A5]*0.00980665002864" office:value-type="float" office:value="13.729310040096" calcext:value-type="float">
            <text:p>13.729310040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9" calcext:value-type="float">
            <text:p>209</text:p>
          </table:table-cell>
          <table:table-cell table:formula="of:=[.A6]*0.00980665002864" office:value-type="float" office:value="4.45221911300256" calcext:value-type="float">
            <text:p>4.4522191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table:formula="of:=[.A7]*0.00980665002864" office:value-type="float" office:value="2.2555295065872" calcext:value-type="float">
            <text:p>2.2555295066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6.2988in" svg:height="3.5429in" svg:x="1.8173in" svg:y="1.9602in">
            <draw:object draw:notify-on-update-of-ranges="Sheet3.A12:Sheet3.A12 Sheet3.A13:Sheet3.A16 Sheet3.B12:Sheet3.B12 Sheet3.B13:Sheet3.B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 (g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Force (N)</text:p>
          </table:table-cell>
          <table:table-cell table:number-columns-repeated="3"/>
          <table:table-cell office:value-type="string" calcext:value-type="string">
            <text:p>Outdoor (COLD) empirical relation analysi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formula="of:=[.A2]*0.0098066500286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71" calcext:value-type="float">
            <text:p>371</text:p>
          </table:table-cell>
          <table:table-cell table:formula="of:=[.A3]*0.00980665002864" office:value-type="float" office:value="4.61893216348944" calcext:value-type="float">
            <text:p>4.6189321635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formula="of:=[.A4]*0.00980665002864" office:value-type="float" office:value="10.1008495294992" calcext:value-type="float">
            <text:p>10.100849529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[.A5]*0.00980665002864" office:value-type="float" office:value="1.6180972547256" calcext:value-type="float">
            <text:p>1.6180972547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table:formula="of:=[.A6]*0.00980665002864" office:value-type="float" office:value="13.729310040096" calcext:value-type="float">
            <text:p>13.729310040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64" calcext:value-type="float">
            <text:p>364</text:p>
          </table:table-cell>
          <table:table-cell table:formula="of:=[.A7]*0.00980665002864" office:value-type="float" office:value="4.45221911300256" calcext:value-type="float">
            <text:p>4.45221911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6" calcext:value-type="float">
            <text:p>396</text:p>
          </table:table-cell>
          <table:table-cell table:formula="of:=[.A8]*0.00980665002864" office:value-type="float" office:value="2.2555295065872" calcext:value-type="float">
            <text:p>2.2555295066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Force (N)</text:p>
          </table:table-cell>
          <table:table-cell table:number-columns-repeated="5"/>
        </table:table-row>
        <table:table-row table:style-name="ro1">
          <table:table-cell office:value-type="float" office:value="428.5" calcext:value-type="float">
            <text:p>428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4.61893216348944" calcext:value-type="float">
            <text:p>4.6189321635</text:p>
          </table:table-cell>
          <table:table-cell table:number-columns-repeated="5"/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4.45221911300256" calcext:value-type="float">
            <text:p>4.452219113</text:p>
          </table:table-cell>
          <table:table-cell table:number-columns-repeated="5"/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.2555295065872" calcext:value-type="float">
            <text:p>2.2555295066</text:p>
          </table:table-cell>
          <table:table-cell table:number-columns-repeated="5"/>
        </table:table-row>
      </table:table>
      <table:table table:name="Sheet4" table:style-name="ta1">
        <table:shapes>
          <draw:frame draw:z-index="0" draw:style-name="gr1" draw:text-style-name="P1" svg:width="27.8264in" svg:height="3.5453in" svg:x="0.9539in" svg:y="0.115in">
            <draw:object draw:notify-on-update-of-ranges="Sheet4.A1:Sheet4.A19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3.1197in" svg:height="5.237in" svg:x="1.0051in" svg:y="3.7646in">
            <draw:object draw:notify-on-update-of-ranges="Sheet4.F1250:Sheet4.F1600 Sheet4.G1250:Sheet4.G16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9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8"/>
          <table:table-cell table:formula="of:=10/10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number-columns-repeated="2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4"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4"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4"/>
          <table:table-cell table:formula="of:=[.F1259]+0.01"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0]+0.01"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1]+0.01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2]+0.01"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3]+0.01"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4]+0.01"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5]+0.01"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6]+0.01"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7]+0.01"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8]+0.01"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69]+0.01"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0]+0.01"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1]+0.01"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2]+0.01"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73]+0.01"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4]+0.01"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5]+0.01"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6]+0.01"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7]+0.01"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78]+0.01"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/>
          <table:table-cell table:formula="of:=[.F1279]+0.01"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80]+0.01"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81]+0.01"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82]+0.01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83]+0.01"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  <table:table-cell table:formula="of:=[.F1284]+0.01"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/>
          <table:table-cell table:formula="of:=[.F1285]+0.01"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/>
          <table:table-cell table:formula="of:=[.F1286]+0.01"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287]+0.01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288]+0.01"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289]+0.01"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290]+0.01"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4"/>
          <table:table-cell table:formula="of:=[.F1291]+0.01"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292]+0.01" office:value-type="float" office:value="0.43" calcext:value-type="float">
            <text:p>0.43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4"/>
          <table:table-cell table:formula="of:=[.F1293]+0.01" office:value-type="float" office:value="0.44" calcext:value-type="float">
            <text:p>0.44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/>
          <table:table-cell table:formula="of:=[.F1294]+0.01" office:value-type="float" office:value="0.45" calcext:value-type="float">
            <text:p>0.45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295]+0.01"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4"/>
          <table:table-cell table:formula="of:=[.F1296]+0.01"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4"/>
          <table:table-cell table:formula="of:=[.F1297]+0.01"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4"/>
          <table:table-cell table:formula="of:=[.F1298]+0.01"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4"/>
          <table:table-cell table:formula="of:=[.F1299]+0.01"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4"/>
          <table:table-cell table:formula="of:=[.F1300]+0.01"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4"/>
          <table:table-cell table:formula="of:=[.F1301]+0.01" office:value-type="float" office:value="0.52" calcext:value-type="float">
            <text:p>0.52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4"/>
          <table:table-cell table:formula="of:=[.F1302]+0.01" office:value-type="float" office:value="0.53" calcext:value-type="float">
            <text:p>0.53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4"/>
          <table:table-cell table:formula="of:=[.F1303]+0.01"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4"/>
          <table:table-cell table:formula="of:=[.F1304]+0.01"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4"/>
          <table:table-cell table:formula="of:=[.F1305]+0.01"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table:number-columns-repeated="4"/>
          <table:table-cell table:formula="of:=[.F1306]+0.01" office:value-type="float" office:value="0.57" calcext:value-type="float">
            <text:p>0.57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4"/>
          <table:table-cell table:formula="of:=[.F1307]+0.01" office:value-type="float" office:value="0.58" calcext:value-type="float">
            <text:p>0.58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4"/>
          <table:table-cell table:formula="of:=[.F1308]+0.01" office:value-type="float" office:value="0.59" calcext:value-type="float">
            <text:p>0.59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number-columns-repeated="4"/>
          <table:table-cell table:formula="of:=[.F1309]+0.01" office:value-type="float" office:value="0.6" calcext:value-type="float">
            <text:p>0.6</text:p>
          </table:table-cell>
          <table:table-cell office:value-type="float" office:value="1.71" calcext:value-type="float">
            <text:p>1.71</text:p>
          </table:table-cell>
          <table:table-cell table:number-columns-repeated="3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number-columns-repeated="4"/>
          <table:table-cell table:formula="of:=[.F1310]+0.01" office:value-type="float" office:value="0.61" calcext:value-type="float">
            <text:p>0.61</text:p>
          </table:table-cell>
          <table:table-cell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4"/>
          <table:table-cell table:formula="of:=[.F1311]+0.01" office:value-type="float" office:value="0.62" calcext:value-type="float">
            <text:p>0.62</text:p>
          </table:table-cell>
          <table:table-cell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 office:value-type="float" office:value="2.47" calcext:value-type="float">
            <text:p>2.47</text:p>
          </table:table-cell>
          <table:table-cell table:number-columns-repeated="4"/>
          <table:table-cell table:formula="of:=[.F1312]+0.01" office:value-type="float" office:value="0.63" calcext:value-type="float">
            <text:p>0.63</text:p>
          </table:table-cell>
          <table:table-cell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2.77" calcext:value-type="float">
            <text:p>2.77</text:p>
          </table:table-cell>
          <table:table-cell table:number-columns-repeated="4"/>
          <table:table-cell table:formula="of:=[.F1313]+0.01" office:value-type="float" office:value="0.64" calcext:value-type="float">
            <text:p>0.64</text:p>
          </table:table-cell>
          <table:table-cell office:value-type="float" office:value="2.77" calcext:value-type="float">
            <text:p>2.77</text:p>
          </table:table-cell>
          <table:table-cell table:number-columns-repeated="3"/>
        </table:table-row>
        <table:table-row table:style-name="ro1">
          <table:table-cell office:value-type="float" office:value="3.54" calcext:value-type="float">
            <text:p>3.54</text:p>
          </table:table-cell>
          <table:table-cell table:number-columns-repeated="4"/>
          <table:table-cell table:formula="of:=[.F1314]+0.01" office:value-type="float" office:value="0.65" calcext:value-type="float">
            <text:p>0.65</text:p>
          </table:table-cell>
          <table:table-cell office:value-type="float" office:value="3.54" calcext:value-type="float">
            <text:p>3.54</text:p>
          </table:table-cell>
          <table:table-cell table:number-columns-repeated="3"/>
        </table:table-row>
        <table:table-row table:style-name="ro1">
          <table:table-cell office:value-type="float" office:value="4.07" calcext:value-type="float">
            <text:p>4.07</text:p>
          </table:table-cell>
          <table:table-cell table:number-columns-repeated="4"/>
          <table:table-cell table:formula="of:=[.F1315]+0.01" office:value-type="float" office:value="0.66" calcext:value-type="float">
            <text:p>0.66</text:p>
          </table:table-cell>
          <table:table-cell office:value-type="float" office:value="4.07" calcext:value-type="float">
            <text:p>4.07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4"/>
          <table:table-cell table:formula="of:=[.F1316]+0.01" office:value-type="float" office:value="0.67" calcext:value-type="float">
            <text:p>0.67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6.74" calcext:value-type="float">
            <text:p>6.74</text:p>
          </table:table-cell>
          <table:table-cell table:number-columns-repeated="4"/>
          <table:table-cell table:formula="of:=[.F1317]+0.01" office:value-type="float" office:value="0.68" calcext:value-type="float">
            <text:p>0.68</text:p>
          </table:table-cell>
          <table:table-cell office:value-type="float" office:value="6.74" calcext:value-type="float">
            <text:p>6.74</text:p>
          </table:table-cell>
          <table:table-cell table:number-columns-repeated="3"/>
        </table:table-row>
        <table:table-row table:style-name="ro1">
          <table:table-cell office:value-type="float" office:value="9.11" calcext:value-type="float">
            <text:p>9.11</text:p>
          </table:table-cell>
          <table:table-cell table:number-columns-repeated="4"/>
          <table:table-cell table:formula="of:=[.F1318]+0.01" office:value-type="float" office:value="0.69" calcext:value-type="float">
            <text:p>0.69</text:p>
          </table:table-cell>
          <table:table-cell office:value-type="float" office:value="9.11" calcext:value-type="float">
            <text:p>9.11</text:p>
          </table:table-cell>
          <table:table-cell table:number-columns-repeated="3"/>
        </table:table-row>
        <table:table-row table:style-name="ro1">
          <table:table-cell office:value-type="float" office:value="11.55" calcext:value-type="float">
            <text:p>11.55</text:p>
          </table:table-cell>
          <table:table-cell table:number-columns-repeated="4"/>
          <table:table-cell table:formula="of:=[.F1319]+0.01" office:value-type="float" office:value="0.7" calcext:value-type="float">
            <text:p>0.7</text:p>
          </table:table-cell>
          <table:table-cell office:value-type="float" office:value="11.55" calcext:value-type="float">
            <text:p>11.55</text:p>
          </table:table-cell>
          <table:table-cell table:number-columns-repeated="3"/>
        </table:table-row>
        <table:table-row table:style-name="ro1">
          <table:table-cell office:value-type="float" office:value="14.84" calcext:value-type="float">
            <text:p>14.84</text:p>
          </table:table-cell>
          <table:table-cell table:number-columns-repeated="4"/>
          <table:table-cell table:formula="of:=[.F1320]+0.01" office:value-type="float" office:value="0.71" calcext:value-type="float">
            <text:p>0.71</text:p>
          </table:table-cell>
          <table:table-cell office:value-type="float" office:value="14.84" calcext:value-type="float">
            <text:p>14.84</text:p>
          </table:table-cell>
          <table:table-cell table:number-columns-repeated="3"/>
        </table:table-row>
        <table:table-row table:style-name="ro1">
          <table:table-cell office:value-type="float" office:value="16.67" calcext:value-type="float">
            <text:p>16.67</text:p>
          </table:table-cell>
          <table:table-cell table:number-columns-repeated="4"/>
          <table:table-cell table:formula="of:=[.F1321]+0.01" office:value-type="float" office:value="0.72" calcext:value-type="float">
            <text:p>0.72</text:p>
          </table:table-cell>
          <table:table-cell office:value-type="float" office:value="16.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20.87" calcext:value-type="float">
            <text:p>20.87</text:p>
          </table:table-cell>
          <table:table-cell table:number-columns-repeated="4"/>
          <table:table-cell table:formula="of:=[.F1322]+0.01" office:value-type="float" office:value="0.73" calcext:value-type="float">
            <text:p>0.73</text:p>
          </table:table-cell>
          <table:table-cell office:value-type="float" office:value="20.87" calcext:value-type="float">
            <text:p>20.87</text:p>
          </table:table-cell>
          <table:table-cell table:number-columns-repeated="3"/>
        </table:table-row>
        <table:table-row table:style-name="ro1">
          <table:table-cell office:value-type="float" office:value="24.68" calcext:value-type="float">
            <text:p>24.68</text:p>
          </table:table-cell>
          <table:table-cell table:number-columns-repeated="4"/>
          <table:table-cell table:formula="of:=[.F1323]+0.01" office:value-type="float" office:value="0.74" calcext:value-type="float">
            <text:p>0.74</text:p>
          </table:table-cell>
          <table:table-cell office:value-type="float" office:value="24.68" calcext:value-type="float">
            <text:p>24.68</text:p>
          </table:table-cell>
          <table:table-cell table:number-columns-repeated="3"/>
        </table:table-row>
        <table:table-row table:style-name="ro1">
          <table:table-cell office:value-type="float" office:value="27.81" calcext:value-type="float">
            <text:p>27.81</text:p>
          </table:table-cell>
          <table:table-cell table:number-columns-repeated="4"/>
          <table:table-cell table:formula="of:=[.F1324]+0.01" office:value-type="float" office:value="0.75" calcext:value-type="float">
            <text:p>0.75</text:p>
          </table:table-cell>
          <table:table-cell office:value-type="float" office:value="27.81" calcext:value-type="float">
            <text:p>27.81</text:p>
          </table:table-cell>
          <table:table-cell table:number-columns-repeated="3"/>
        </table:table-row>
        <table:table-row table:style-name="ro1">
          <table:table-cell office:value-type="float" office:value="29.65" calcext:value-type="float">
            <text:p>29.65</text:p>
          </table:table-cell>
          <table:table-cell table:number-columns-repeated="4"/>
          <table:table-cell table:formula="of:=[.F1325]+0.01" office:value-type="float" office:value="0.76" calcext:value-type="float">
            <text:p>0.76</text:p>
          </table:table-cell>
          <table:table-cell office:value-type="float" office:value="29.65" calcext:value-type="float">
            <text:p>29.65</text:p>
          </table:table-cell>
          <table:table-cell table:number-columns-repeated="3"/>
        </table:table-row>
        <table:table-row table:style-name="ro1">
          <table:table-cell office:value-type="float" office:value="30.79" calcext:value-type="float">
            <text:p>30.79</text:p>
          </table:table-cell>
          <table:table-cell table:number-columns-repeated="4"/>
          <table:table-cell table:formula="of:=[.F1326]+0.01" office:value-type="float" office:value="0.77" calcext:value-type="float">
            <text:p>0.77</text:p>
          </table:table-cell>
          <table:table-cell office:value-type="float" office:value="30.79" calcext:value-type="float">
            <text:p>30.79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number-columns-repeated="4"/>
          <table:table-cell table:formula="of:=[.F1327]+0.01" office:value-type="float" office:value="0.78" calcext:value-type="float">
            <text:p>0.78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number-columns-repeated="4"/>
          <table:table-cell table:formula="of:=[.F1328]+0.01" office:value-type="float" office:value="0.790000000000001" calcext:value-type="float">
            <text:p>0.79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29]+0.01" office:value-type="float" office:value="0.8" calcext:value-type="float">
            <text:p>0.8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30]+0.01" office:value-type="float" office:value="0.810000000000001" calcext:value-type="float">
            <text:p>0.81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31]+0.01" office:value-type="float" office:value="0.82" calcext:value-type="float">
            <text:p>0.82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32]+0.01" office:value-type="float" office:value="0.83" calcext:value-type="float">
            <text:p>0.83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33]+0.01" office:value-type="float" office:value="0.84" calcext:value-type="float">
            <text:p>0.84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334]+0.01" office:value-type="float" office:value="0.850000000000001" calcext:value-type="float">
            <text:p>0.85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335]+0.01" office:value-type="float" office:value="0.860000000000001" calcext:value-type="float">
            <text:p>0.86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336]+0.01" office:value-type="float" office:value="0.87" calcext:value-type="float">
            <text:p>0.87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71" calcext:value-type="float">
            <text:p>31.71</text:p>
          </table:table-cell>
          <table:table-cell table:number-columns-repeated="4"/>
          <table:table-cell table:formula="of:=[.F1337]+0.01" office:value-type="float" office:value="0.88" calcext:value-type="float">
            <text:p>0.88</text:p>
          </table:table-cell>
          <table:table-cell office:value-type="float" office:value="31.71" calcext:value-type="float">
            <text:p>31.71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38]+0.01" office:value-type="float" office:value="0.890000000000001" calcext:value-type="float">
            <text:p>0.89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339]+0.01" office:value-type="float" office:value="0.900000000000001" calcext:value-type="float">
            <text:p>0.9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40]+0.01" office:value-type="float" office:value="0.910000000000001" calcext:value-type="float">
            <text:p>0.91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41]+0.01" office:value-type="float" office:value="0.92" calcext:value-type="float">
            <text:p>0.92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42]+0.01" office:value-type="float" office:value="0.930000000000001" calcext:value-type="float">
            <text:p>0.93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43]+0.01" office:value-type="float" office:value="0.940000000000001" calcext:value-type="float">
            <text:p>0.94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44]+0.01" office:value-type="float" office:value="0.950000000000001" calcext:value-type="float">
            <text:p>0.9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45]+0.01" office:value-type="float" office:value="0.960000000000001" calcext:value-type="float">
            <text:p>0.96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46]+0.01" office:value-type="float" office:value="0.970000000000001" calcext:value-type="float">
            <text:p>0.97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47]+0.01" office:value-type="float" office:value="0.980000000000001" calcext:value-type="float">
            <text:p>0.98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86" calcext:value-type="float">
            <text:p>31.86</text:p>
          </table:table-cell>
          <table:table-cell table:number-columns-repeated="4"/>
          <table:table-cell table:formula="of:=[.F1348]+0.01" office:value-type="float" office:value="0.990000000000001" calcext:value-type="float">
            <text:p>0.99</text:p>
          </table:table-cell>
          <table:table-cell office:value-type="float" office:value="31.86" calcext:value-type="float">
            <text:p>31.86</text:p>
          </table:table-cell>
          <table:table-cell table:number-columns-repeated="3"/>
        </table:table-row>
        <table:table-row table:style-name="ro1">
          <table:table-cell office:value-type="float" office:value="20.03" calcext:value-type="float">
            <text:p>20.03</text:p>
          </table:table-cell>
          <table:table-cell table:number-columns-repeated="4"/>
          <table:table-cell table:formula="of:=[.F1349]+0.01" office:value-type="float" office:value="1" calcext:value-type="float">
            <text:p>1</text:p>
          </table:table-cell>
          <table:table-cell office:value-type="float" office:value="20.03" calcext:value-type="float">
            <text:p>20.03</text:p>
          </table:table-cell>
          <table:table-cell table:number-columns-repeated="3"/>
        </table:table-row>
        <table:table-row table:style-name="ro1">
          <table:table-cell office:value-type="float" office:value="19.42" calcext:value-type="float">
            <text:p>19.42</text:p>
          </table:table-cell>
          <table:table-cell table:number-columns-repeated="4"/>
          <table:table-cell table:formula="of:=[.F1350]+0.01" office:value-type="float" office:value="1.01" calcext:value-type="float">
            <text:p>1.01</text:p>
          </table:table-cell>
          <table:table-cell office:value-type="float" office:value="19.42" calcext:value-type="float">
            <text:p>19.42</text:p>
          </table:table-cell>
          <table:table-cell table:number-columns-repeated="3"/>
        </table:table-row>
        <table:table-row table:style-name="ro1">
          <table:table-cell office:value-type="float" office:value="23.23" calcext:value-type="float">
            <text:p>23.23</text:p>
          </table:table-cell>
          <table:table-cell table:number-columns-repeated="4"/>
          <table:table-cell table:formula="of:=[.F1351]+0.01" office:value-type="float" office:value="1.02" calcext:value-type="float">
            <text:p>1.02</text:p>
          </table:table-cell>
          <table:table-cell office:value-type="float" office:value="23.23" calcext:value-type="float">
            <text:p>23.23</text:p>
          </table:table-cell>
          <table:table-cell table:number-columns-repeated="3"/>
        </table:table-row>
        <table:table-row table:style-name="ro1">
          <table:table-cell office:value-type="float" office:value="28.2" calcext:value-type="float">
            <text:p>28.2</text:p>
          </table:table-cell>
          <table:table-cell table:number-columns-repeated="4"/>
          <table:table-cell table:formula="of:=[.F1352]+0.01" office:value-type="float" office:value="1.03" calcext:value-type="float">
            <text:p>1.03</text:p>
          </table:table-cell>
          <table:table-cell office:value-type="float" office:value="28.2" calcext:value-type="float">
            <text:p>28.2</text:p>
          </table:table-cell>
          <table:table-cell table:number-columns-repeated="3"/>
        </table:table-row>
        <table:table-row table:style-name="ro1">
          <table:table-cell office:value-type="float" office:value="31.1" calcext:value-type="float">
            <text:p>31.1</text:p>
          </table:table-cell>
          <table:table-cell table:number-columns-repeated="4"/>
          <table:table-cell table:formula="of:=[.F1353]+0.01" office:value-type="float" office:value="1.04" calcext:value-type="float">
            <text:p>1.04</text:p>
          </table:table-cell>
          <table:table-cell office:value-type="float" office:value="31.1" calcext:value-type="float">
            <text:p>31.1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54]+0.01" office:value-type="float" office:value="1.05" calcext:value-type="float">
            <text:p>1.0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55]+0.01" office:value-type="float" office:value="1.06" calcext:value-type="float">
            <text:p>1.06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33" calcext:value-type="float">
            <text:p>31.33</text:p>
          </table:table-cell>
          <table:table-cell table:number-columns-repeated="4"/>
          <table:table-cell table:formula="of:=[.F1356]+0.01" office:value-type="float" office:value="1.07" calcext:value-type="float">
            <text:p>1.07</text:p>
          </table:table-cell>
          <table:table-cell office:value-type="float" office:value="31.33" calcext:value-type="float">
            <text:p>31.33</text:p>
          </table:table-cell>
          <table:table-cell table:number-columns-repeated="3"/>
        </table:table-row>
        <table:table-row table:style-name="ro1">
          <table:table-cell office:value-type="float" office:value="31.1" calcext:value-type="float">
            <text:p>31.1</text:p>
          </table:table-cell>
          <table:table-cell table:number-columns-repeated="4"/>
          <table:table-cell table:formula="of:=[.F1357]+0.01" office:value-type="float" office:value="1.08" calcext:value-type="float">
            <text:p>1.08</text:p>
          </table:table-cell>
          <table:table-cell office:value-type="float" office:value="31.1" calcext:value-type="float">
            <text:p>31.1</text:p>
          </table:table-cell>
          <table:table-cell table:number-columns-repeated="3"/>
        </table:table-row>
        <table:table-row table:style-name="ro1">
          <table:table-cell office:value-type="float" office:value="30.79" calcext:value-type="float">
            <text:p>30.79</text:p>
          </table:table-cell>
          <table:table-cell table:number-columns-repeated="4"/>
          <table:table-cell table:formula="of:=[.F1358]+0.01" office:value-type="float" office:value="1.09" calcext:value-type="float">
            <text:p>1.09</text:p>
          </table:table-cell>
          <table:table-cell office:value-type="float" office:value="30.79" calcext:value-type="float">
            <text:p>30.79</text:p>
          </table:table-cell>
          <table:table-cell table:number-columns-repeated="3"/>
        </table:table-row>
        <table:table-row table:style-name="ro1">
          <table:table-cell office:value-type="float" office:value="28.04" calcext:value-type="float">
            <text:p>28.04</text:p>
          </table:table-cell>
          <table:table-cell table:number-columns-repeated="4"/>
          <table:table-cell table:formula="of:=[.F1359]+0.01" office:value-type="float" office:value="1.1" calcext:value-type="float">
            <text:p>1.1</text:p>
          </table:table-cell>
          <table:table-cell office:value-type="float" office:value="28.04" calcext:value-type="float">
            <text:p>28.04</text:p>
          </table:table-cell>
          <table:table-cell table:number-columns-repeated="3"/>
        </table:table-row>
        <table:table-row table:style-name="ro1">
          <table:table-cell office:value-type="float" office:value="22.01" calcext:value-type="float">
            <text:p>22.01</text:p>
          </table:table-cell>
          <table:table-cell table:number-columns-repeated="4"/>
          <table:table-cell table:formula="of:=[.F1360]+0.01" office:value-type="float" office:value="1.11" calcext:value-type="float">
            <text:p>1.11</text:p>
          </table:table-cell>
          <table:table-cell office:value-type="float" office:value="22.01" calcext:value-type="float">
            <text:p>22.01</text:p>
          </table:table-cell>
          <table:table-cell table:number-columns-repeated="3"/>
        </table:table-row>
        <table:table-row table:style-name="ro1">
          <table:table-cell office:value-type="float" office:value="29.72" calcext:value-type="float">
            <text:p>29.72</text:p>
          </table:table-cell>
          <table:table-cell table:number-columns-repeated="4"/>
          <table:table-cell table:formula="of:=[.F1361]+0.01" office:value-type="float" office:value="1.12" calcext:value-type="float">
            <text:p>1.12</text:p>
          </table:table-cell>
          <table:table-cell office:value-type="float" office:value="29.72" calcext:value-type="float">
            <text:p>29.72</text:p>
          </table:table-cell>
          <table:table-cell table:number-columns-repeated="3"/>
        </table:table-row>
        <table:table-row table:style-name="ro1">
          <table:table-cell office:value-type="float" office:value="31.78" calcext:value-type="float">
            <text:p>31.78</text:p>
          </table:table-cell>
          <table:table-cell table:number-columns-repeated="4"/>
          <table:table-cell table:formula="of:=[.F1362]+0.01" office:value-type="float" office:value="1.13" calcext:value-type="float">
            <text:p>1.13</text:p>
          </table:table-cell>
          <table:table-cell office:value-type="float" office:value="31.78" calcext:value-type="float">
            <text:p>31.7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63]+0.01" office:value-type="float" office:value="1.14" calcext:value-type="float">
            <text:p>1.14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number-columns-repeated="4"/>
          <table:table-cell table:formula="of:=[.F1364]+0.01" office:value-type="float" office:value="1.15" calcext:value-type="float">
            <text:p>1.15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number-columns-repeated="4"/>
          <table:table-cell table:formula="of:=[.F1365]+0.01" office:value-type="float" office:value="1.16" calcext:value-type="float">
            <text:p>1.16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66]+0.01" office:value-type="float" office:value="1.17" calcext:value-type="float">
            <text:p>1.17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78" calcext:value-type="float">
            <text:p>31.78</text:p>
          </table:table-cell>
          <table:table-cell table:number-columns-repeated="4"/>
          <table:table-cell table:formula="of:=[.F1367]+0.01" office:value-type="float" office:value="1.18" calcext:value-type="float">
            <text:p>1.18</text:p>
          </table:table-cell>
          <table:table-cell office:value-type="float" office:value="31.78" calcext:value-type="float">
            <text:p>31.78</text:p>
          </table:table-cell>
          <table:table-cell table:number-columns-repeated="3"/>
        </table:table-row>
        <table:table-row table:style-name="ro1">
          <table:table-cell office:value-type="float" office:value="31.71" calcext:value-type="float">
            <text:p>31.71</text:p>
          </table:table-cell>
          <table:table-cell table:number-columns-repeated="4"/>
          <table:table-cell table:formula="of:=[.F1368]+0.01" office:value-type="float" office:value="1.19" calcext:value-type="float">
            <text:p>1.19</text:p>
          </table:table-cell>
          <table:table-cell office:value-type="float" office:value="31.71" calcext:value-type="float">
            <text:p>31.71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69]+0.01" office:value-type="float" office:value="1.2" calcext:value-type="float">
            <text:p>1.2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70]+0.01" office:value-type="float" office:value="1.21" calcext:value-type="float">
            <text:p>1.21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371]+0.01" office:value-type="float" office:value="1.22" calcext:value-type="float">
            <text:p>1.22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72]+0.01" office:value-type="float" office:value="1.23" calcext:value-type="float">
            <text:p>1.23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71" calcext:value-type="float">
            <text:p>31.71</text:p>
          </table:table-cell>
          <table:table-cell table:number-columns-repeated="4"/>
          <table:table-cell table:formula="of:=[.F1373]+0.01" office:value-type="float" office:value="1.24" calcext:value-type="float">
            <text:p>1.24</text:p>
          </table:table-cell>
          <table:table-cell office:value-type="float" office:value="31.71" calcext:value-type="float">
            <text:p>31.71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74]+0.01" office:value-type="float" office:value="1.25" calcext:value-type="float">
            <text:p>1.25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75]+0.01" office:value-type="float" office:value="1.26" calcext:value-type="float">
            <text:p>1.26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376]+0.01" office:value-type="float" office:value="1.27" calcext:value-type="float">
            <text:p>1.27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77]+0.01" office:value-type="float" office:value="1.28" calcext:value-type="float">
            <text:p>1.28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78]+0.01" office:value-type="float" office:value="1.29" calcext:value-type="float">
            <text:p>1.29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79]+0.01" office:value-type="float" office:value="1.3" calcext:value-type="float">
            <text:p>1.3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80]+0.01" office:value-type="float" office:value="1.31" calcext:value-type="float">
            <text:p>1.31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81]+0.01" office:value-type="float" office:value="1.32" calcext:value-type="float">
            <text:p>1.32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82]+0.01" office:value-type="float" office:value="1.33" calcext:value-type="float">
            <text:p>1.33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83]+0.01" office:value-type="float" office:value="1.34" calcext:value-type="float">
            <text:p>1.34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84]+0.01" office:value-type="float" office:value="1.35" calcext:value-type="float">
            <text:p>1.3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85]+0.01" office:value-type="float" office:value="1.36" calcext:value-type="float">
            <text:p>1.36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86]+0.01" office:value-type="float" office:value="1.37" calcext:value-type="float">
            <text:p>1.37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387]+0.01" office:value-type="float" office:value="1.38" calcext:value-type="float">
            <text:p>1.38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88]+0.01" office:value-type="float" office:value="1.39" calcext:value-type="float">
            <text:p>1.39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89]+0.01" office:value-type="float" office:value="1.4" calcext:value-type="float">
            <text:p>1.4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90]+0.01" office:value-type="float" office:value="1.41" calcext:value-type="float">
            <text:p>1.41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1]+0.01" office:value-type="float" office:value="1.42" calcext:value-type="float">
            <text:p>1.42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92]+0.01" office:value-type="float" office:value="1.43" calcext:value-type="float">
            <text:p>1.43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3]+0.01" office:value-type="float" office:value="1.44" calcext:value-type="float">
            <text:p>1.44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4]+0.01" office:value-type="float" office:value="1.45" calcext:value-type="float">
            <text:p>1.4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395]+0.01" office:value-type="float" office:value="1.46" calcext:value-type="float">
            <text:p>1.46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6]+0.01" office:value-type="float" office:value="1.47" calcext:value-type="float">
            <text:p>1.47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7]+0.01" office:value-type="float" office:value="1.48" calcext:value-type="float">
            <text:p>1.48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8]+0.01" office:value-type="float" office:value="1.49" calcext:value-type="float">
            <text:p>1.49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399]+0.01" office:value-type="float" office:value="1.5" calcext:value-type="float">
            <text:p>1.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0]+0.01" office:value-type="float" office:value="1.51" calcext:value-type="float">
            <text:p>1.51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63" calcext:value-type="float">
            <text:p>31.63</text:p>
          </table:table-cell>
          <table:table-cell table:number-columns-repeated="4"/>
          <table:table-cell table:formula="of:=[.F1401]+0.01" office:value-type="float" office:value="1.52" calcext:value-type="float">
            <text:p>1.52</text:p>
          </table:table-cell>
          <table:table-cell office:value-type="float" office:value="31.63" calcext:value-type="float">
            <text:p>31.63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2]+0.01" office:value-type="float" office:value="1.53" calcext:value-type="float">
            <text:p>1.53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3]+0.01" office:value-type="float" office:value="1.54" calcext:value-type="float">
            <text:p>1.54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4]+0.01" office:value-type="float" office:value="1.55" calcext:value-type="float">
            <text:p>1.5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5]+0.01" office:value-type="float" office:value="1.56" calcext:value-type="float">
            <text:p>1.56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6]+0.01" office:value-type="float" office:value="1.57" calcext:value-type="float">
            <text:p>1.57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4"/>
          <table:table-cell table:formula="of:=[.F1407]+0.01" office:value-type="float" office:value="1.58" calcext:value-type="float">
            <text:p>1.58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408]+0.01" office:value-type="float" office:value="1.59" calcext:value-type="float">
            <text:p>1.59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table:number-columns-repeated="4"/>
          <table:table-cell table:formula="of:=[.F1409]+0.01" office:value-type="float" office:value="1.6" calcext:value-type="float">
            <text:p>1.6</text:p>
          </table:table-cell>
          <table:table-cell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4"/>
          <table:table-cell table:formula="of:=[.F1410]+0.01" office:value-type="float" office:value="1.61" calcext:value-type="float">
            <text:p>1.61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number-columns-repeated="4"/>
          <table:table-cell table:formula="of:=[.F1411]+0.01" office:value-type="float" office:value="1.62" calcext:value-type="float">
            <text:p>1.62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float" office:value="31.1" calcext:value-type="float">
            <text:p>31.1</text:p>
          </table:table-cell>
          <table:table-cell table:number-columns-repeated="4"/>
          <table:table-cell table:formula="of:=[.F1412]+0.01" office:value-type="float" office:value="1.63" calcext:value-type="float">
            <text:p>1.63</text:p>
          </table:table-cell>
          <table:table-cell office:value-type="float" office:value="31.1" calcext:value-type="float">
            <text:p>31.1</text:p>
          </table:table-cell>
          <table:table-cell table:number-columns-repeated="3"/>
        </table:table-row>
        <table:table-row table:style-name="ro1">
          <table:table-cell office:value-type="float" office:value="30.71" calcext:value-type="float">
            <text:p>30.71</text:p>
          </table:table-cell>
          <table:table-cell table:number-columns-repeated="4"/>
          <table:table-cell table:formula="of:=[.F1413]+0.01" office:value-type="float" office:value="1.64" calcext:value-type="float">
            <text:p>1.64</text:p>
          </table:table-cell>
          <table:table-cell office:value-type="float" office:value="30.71" calcext:value-type="float">
            <text:p>30.71</text:p>
          </table:table-cell>
          <table:table-cell table:number-columns-repeated="3"/>
        </table:table-row>
        <table:table-row table:style-name="ro1">
          <table:table-cell office:value-type="float" office:value="30.49" calcext:value-type="float">
            <text:p>30.49</text:p>
          </table:table-cell>
          <table:table-cell table:number-columns-repeated="4"/>
          <table:table-cell table:formula="of:=[.F1414]+0.01" office:value-type="float" office:value="1.65" calcext:value-type="float">
            <text:p>1.65</text:p>
          </table:table-cell>
          <table:table-cell office:value-type="float" office:value="30.49" calcext:value-type="float">
            <text:p>30.49</text:p>
          </table:table-cell>
          <table:table-cell table:number-columns-repeated="3"/>
        </table:table-row>
        <table:table-row table:style-name="ro1">
          <table:table-cell office:value-type="float" office:value="29.57" calcext:value-type="float">
            <text:p>29.57</text:p>
          </table:table-cell>
          <table:table-cell table:number-columns-repeated="4"/>
          <table:table-cell table:formula="of:=[.F1415]+0.01" office:value-type="float" office:value="1.66" calcext:value-type="float">
            <text:p>1.66</text:p>
          </table:table-cell>
          <table:table-cell office:value-type="float" office:value="29.57" calcext:value-type="float">
            <text:p>29.57</text:p>
          </table:table-cell>
          <table:table-cell table:number-columns-repeated="3"/>
        </table:table-row>
        <table:table-row table:style-name="ro1">
          <table:table-cell office:value-type="float" office:value="28.12" calcext:value-type="float">
            <text:p>28.12</text:p>
          </table:table-cell>
          <table:table-cell table:number-columns-repeated="4"/>
          <table:table-cell table:formula="of:=[.F1416]+0.01" office:value-type="float" office:value="1.67" calcext:value-type="float">
            <text:p>1.67</text:p>
          </table:table-cell>
          <table:table-cell office:value-type="float" office:value="28.12" calcext:value-type="float">
            <text:p>28.12</text:p>
          </table:table-cell>
          <table:table-cell table:number-columns-repeated="3"/>
        </table:table-row>
        <table:table-row table:style-name="ro1">
          <table:table-cell office:value-type="float" office:value="26.75" calcext:value-type="float">
            <text:p>26.75</text:p>
          </table:table-cell>
          <table:table-cell table:number-columns-repeated="4"/>
          <table:table-cell table:formula="of:=[.F1417]+0.01" office:value-type="float" office:value="1.68" calcext:value-type="float">
            <text:p>1.68</text:p>
          </table:table-cell>
          <table:table-cell office:value-type="float" office:value="26.75" calcext:value-type="float">
            <text:p>26.75</text:p>
          </table:table-cell>
          <table:table-cell table:number-columns-repeated="3"/>
        </table:table-row>
        <table:table-row table:style-name="ro1">
          <table:table-cell office:value-type="float" office:value="25.98" calcext:value-type="float">
            <text:p>25.98</text:p>
          </table:table-cell>
          <table:table-cell table:number-columns-repeated="4"/>
          <table:table-cell table:formula="of:=[.F1418]+0.01" office:value-type="float" office:value="1.69" calcext:value-type="float">
            <text:p>1.69</text:p>
          </table:table-cell>
          <table:table-cell office:value-type="float" office:value="25.98" calcext:value-type="float">
            <text:p>25.98</text:p>
          </table:table-cell>
          <table:table-cell table:number-columns-repeated="3"/>
        </table:table-row>
        <table:table-row table:style-name="ro1">
          <table:table-cell office:value-type="float" office:value="23.77" calcext:value-type="float">
            <text:p>23.77</text:p>
          </table:table-cell>
          <table:table-cell table:number-columns-repeated="4"/>
          <table:table-cell table:formula="of:=[.F1419]+0.01" office:value-type="float" office:value="1.7" calcext:value-type="float">
            <text:p>1.7</text:p>
          </table:table-cell>
          <table:table-cell office:value-type="float" office:value="23.77" calcext:value-type="float">
            <text:p>23.77</text:p>
          </table:table-cell>
          <table:table-cell table:number-columns-repeated="3"/>
        </table:table-row>
        <table:table-row table:style-name="ro1">
          <table:table-cell office:value-type="float" office:value="23.08" calcext:value-type="float">
            <text:p>23.08</text:p>
          </table:table-cell>
          <table:table-cell table:number-columns-repeated="4"/>
          <table:table-cell table:formula="of:=[.F1420]+0.01" office:value-type="float" office:value="1.71" calcext:value-type="float">
            <text:p>1.71</text:p>
          </table:table-cell>
          <table:table-cell office:value-type="float" office:value="23.08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formula="of:=[.F1421]+0.01" office:value-type="float" office:value="1.72" calcext:value-type="float">
            <text:p>1.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0.49" calcext:value-type="float">
            <text:p>20.49</text:p>
          </table:table-cell>
          <table:table-cell table:number-columns-repeated="4"/>
          <table:table-cell table:formula="of:=[.F1422]+0.01" office:value-type="float" office:value="1.73" calcext:value-type="float">
            <text:p>1.73</text:p>
          </table:table-cell>
          <table:table-cell office:value-type="float" office:value="20.49" calcext:value-type="float">
            <text:p>20.49</text:p>
          </table:table-cell>
          <table:table-cell table:number-columns-repeated="3"/>
        </table:table-row>
        <table:table-row table:style-name="ro1">
          <table:table-cell office:value-type="float" office:value="19.42" calcext:value-type="float">
            <text:p>19.42</text:p>
          </table:table-cell>
          <table:table-cell table:number-columns-repeated="4"/>
          <table:table-cell table:formula="of:=[.F1423]+0.01" office:value-type="float" office:value="1.74" calcext:value-type="float">
            <text:p>1.74</text:p>
          </table:table-cell>
          <table:table-cell office:value-type="float" office:value="19.42" calcext:value-type="float">
            <text:p>19.42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4"/>
          <table:table-cell table:formula="of:=[.F1424]+0.01" office:value-type="float" office:value="1.75" calcext:value-type="float">
            <text:p>1.75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float" office:value="17.89" calcext:value-type="float">
            <text:p>17.89</text:p>
          </table:table-cell>
          <table:table-cell table:number-columns-repeated="4"/>
          <table:table-cell table:formula="of:=[.F1425]+0.01" office:value-type="float" office:value="1.76" calcext:value-type="float">
            <text:p>1.76</text:p>
          </table:table-cell>
          <table:table-cell office:value-type="float" office:value="17.89" calcext:value-type="float">
            <text:p>17.89</text:p>
          </table:table-cell>
          <table:table-cell table:number-columns-repeated="3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number-columns-repeated="4"/>
          <table:table-cell table:formula="of:=[.F1426]+0.01" office:value-type="float" office:value="1.77" calcext:value-type="float">
            <text:p>1.77</text:p>
          </table:table-cell>
          <table:table-cell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office:value-type="float" office:value="16.29" calcext:value-type="float">
            <text:p>16.29</text:p>
          </table:table-cell>
          <table:table-cell table:number-columns-repeated="4"/>
          <table:table-cell table:formula="of:=[.F1427]+0.01" office:value-type="float" office:value="1.78" calcext:value-type="float">
            <text:p>1.78</text:p>
          </table:table-cell>
          <table:table-cell office:value-type="float" office:value="16.29" calcext:value-type="float">
            <text:p>16.29</text:p>
          </table:table-cell>
          <table:table-cell table:number-columns-repeated="3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number-columns-repeated="4"/>
          <table:table-cell table:formula="of:=[.F1428]+0.01" office:value-type="float" office:value="1.79" calcext:value-type="float">
            <text:p>1.79</text:p>
          </table:table-cell>
          <table:table-cell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4.76" calcext:value-type="float">
            <text:p>14.76</text:p>
          </table:table-cell>
          <table:table-cell table:number-columns-repeated="4"/>
          <table:table-cell table:formula="of:=[.F1429]+0.01" office:value-type="float" office:value="1.8" calcext:value-type="float">
            <text:p>1.8</text:p>
          </table:table-cell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4.15" calcext:value-type="float">
            <text:p>14.15</text:p>
          </table:table-cell>
          <table:table-cell table:number-columns-repeated="4"/>
          <table:table-cell table:formula="of:=[.F1430]+0.01" office:value-type="float" office:value="1.81" calcext:value-type="float">
            <text:p>1.81</text:p>
          </table:table-cell>
          <table:table-cell office:value-type="float" office:value="14.15" calcext:value-type="float">
            <text:p>14.15</text:p>
          </table:table-cell>
          <table:table-cell table:number-columns-repeated="3"/>
        </table:table-row>
        <table:table-row table:style-name="ro1">
          <table:table-cell office:value-type="float" office:value="13.77" calcext:value-type="float">
            <text:p>13.77</text:p>
          </table:table-cell>
          <table:table-cell table:number-columns-repeated="4"/>
          <table:table-cell table:formula="of:=[.F1431]+0.01" office:value-type="float" office:value="1.82" calcext:value-type="float">
            <text:p>1.82</text:p>
          </table:table-cell>
          <table:table-cell office:value-type="float" office:value="13.77" calcext:value-type="float">
            <text:p>13.77</text:p>
          </table:table-cell>
          <table:table-cell table:number-columns-repeated="3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number-columns-repeated="4"/>
          <table:table-cell table:formula="of:=[.F1432]+0.01" office:value-type="float" office:value="1.83" calcext:value-type="float">
            <text:p>1.83</text:p>
          </table:table-cell>
          <table:table-cell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float" office:value="12.47" calcext:value-type="float">
            <text:p>12.47</text:p>
          </table:table-cell>
          <table:table-cell table:number-columns-repeated="4"/>
          <table:table-cell table:formula="of:=[.F1433]+0.01" office:value-type="float" office:value="1.84" calcext:value-type="float">
            <text:p>1.84</text:p>
          </table:table-cell>
          <table:table-cell office:value-type="float" office:value="12.47" calcext:value-type="float">
            <text:p>12.47</text:p>
          </table:table-cell>
          <table:table-cell table:number-columns-repeated="3"/>
        </table:table-row>
        <table:table-row table:style-name="ro1">
          <table:table-cell office:value-type="float" office:value="12.09" calcext:value-type="float">
            <text:p>12.09</text:p>
          </table:table-cell>
          <table:table-cell table:number-columns-repeated="4"/>
          <table:table-cell table:formula="of:=[.F1434]+0.01" office:value-type="float" office:value="1.85" calcext:value-type="float">
            <text:p>1.85</text:p>
          </table:table-cell>
          <table:table-cell office:value-type="float" office:value="12.09" calcext:value-type="float">
            <text:p>12.09</text:p>
          </table:table-cell>
          <table:table-cell table:number-columns-repeated="3"/>
        </table:table-row>
        <table:table-row table:style-name="ro1">
          <table:table-cell office:value-type="float" office:value="11.17" calcext:value-type="float">
            <text:p>11.17</text:p>
          </table:table-cell>
          <table:table-cell table:number-columns-repeated="4"/>
          <table:table-cell table:formula="of:=[.F1435]+0.01" office:value-type="float" office:value="1.86" calcext:value-type="float">
            <text:p>1.86</text:p>
          </table:table-cell>
          <table:table-cell office:value-type="float" office:value="11.17" calcext:value-type="float">
            <text:p>11.17</text:p>
          </table:table-cell>
          <table:table-cell table:number-columns-repeated="3"/>
        </table:table-row>
        <table:table-row table:style-name="ro1">
          <table:table-cell office:value-type="float" office:value="10.87" calcext:value-type="float">
            <text:p>10.87</text:p>
          </table:table-cell>
          <table:table-cell table:number-columns-repeated="4"/>
          <table:table-cell table:formula="of:=[.F1436]+0.01" office:value-type="float" office:value="1.87" calcext:value-type="float">
            <text:p>1.87</text:p>
          </table:table-cell>
          <table:table-cell office:value-type="float" office:value="10.87" calcext:value-type="float">
            <text:p>10.87</text:p>
          </table:table-cell>
          <table:table-cell table:number-columns-repeated="3"/>
        </table:table-row>
        <table:table-row table:style-name="ro1">
          <table:table-cell office:value-type="float" office:value="10.56" calcext:value-type="float">
            <text:p>10.56</text:p>
          </table:table-cell>
          <table:table-cell table:number-columns-repeated="4"/>
          <table:table-cell table:formula="of:=[.F1437]+0.01" office:value-type="float" office:value="1.88" calcext:value-type="float">
            <text:p>1.88</text:p>
          </table:table-cell>
          <table:table-cell office:value-type="float" office:value="10.56" calcext:value-type="float">
            <text:p>10.56</text:p>
          </table:table-cell>
          <table:table-cell table:number-columns-repeated="3"/>
        </table:table-row>
        <table:table-row table:style-name="ro1">
          <table:table-cell office:value-type="float" office:value="9.87" calcext:value-type="float">
            <text:p>9.87</text:p>
          </table:table-cell>
          <table:table-cell table:number-columns-repeated="4"/>
          <table:table-cell table:formula="of:=[.F1438]+0.01" office:value-type="float" office:value="1.89" calcext:value-type="float">
            <text:p>1.89</text:p>
          </table:table-cell>
          <table:table-cell office:value-type="float" office:value="9.87" calcext:value-type="float">
            <text:p>9.87</text:p>
          </table:table-cell>
          <table:table-cell table:number-columns-repeated="3"/>
        </table:table-row>
        <table:table-row table:style-name="ro1">
          <table:table-cell office:value-type="float" office:value="9.57" calcext:value-type="float">
            <text:p>9.57</text:p>
          </table:table-cell>
          <table:table-cell table:number-columns-repeated="4"/>
          <table:table-cell table:formula="of:=[.F1439]+0.01" office:value-type="float" office:value="1.9" calcext:value-type="float">
            <text:p>1.9</text:p>
          </table:table-cell>
          <table:table-cell office:value-type="float" office:value="9.57" calcext:value-type="float">
            <text:p>9.57</text:p>
          </table:table-cell>
          <table:table-cell table:number-columns-repeated="3"/>
        </table:table-row>
        <table:table-row table:style-name="ro1">
          <table:table-cell office:value-type="float" office:value="9.42" calcext:value-type="float">
            <text:p>9.42</text:p>
          </table:table-cell>
          <table:table-cell table:number-columns-repeated="4"/>
          <table:table-cell table:formula="of:=[.F1440]+0.01" office:value-type="float" office:value="1.91" calcext:value-type="float">
            <text:p>1.91</text:p>
          </table:table-cell>
          <table:table-cell office:value-type="float" office:value="9.42" calcext:value-type="float">
            <text:p>9.42</text:p>
          </table:table-cell>
          <table:table-cell table:number-columns-repeated="3"/>
        </table:table-row>
        <table:table-row table:style-name="ro1">
          <table:table-cell office:value-type="float" office:value="9.03" calcext:value-type="float">
            <text:p>9.03</text:p>
          </table:table-cell>
          <table:table-cell table:number-columns-repeated="4"/>
          <table:table-cell table:formula="of:=[.F1441]+0.01" office:value-type="float" office:value="1.92" calcext:value-type="float">
            <text:p>1.92</text:p>
          </table:table-cell>
          <table:table-cell office:value-type="float" office:value="9.03" calcext:value-type="float">
            <text:p>9.03</text:p>
          </table:table-cell>
          <table:table-cell table:number-columns-repeated="3"/>
        </table:table-row>
        <table:table-row table:style-name="ro1">
          <table:table-cell office:value-type="float" office:value="8.81" calcext:value-type="float">
            <text:p>8.81</text:p>
          </table:table-cell>
          <table:table-cell table:number-columns-repeated="4"/>
          <table:table-cell table:formula="of:=[.F1442]+0.01" office:value-type="float" office:value="1.93" calcext:value-type="float">
            <text:p>1.93</text:p>
          </table:table-cell>
          <table:table-cell office:value-type="float" office:value="8.81" calcext:value-type="float">
            <text:p>8.81</text:p>
          </table:table-cell>
          <table:table-cell table:number-columns-repeated="3"/>
        </table:table-row>
        <table:table-row table:style-name="ro1">
          <table:table-cell office:value-type="float" office:value="8.27" calcext:value-type="float">
            <text:p>8.27</text:p>
          </table:table-cell>
          <table:table-cell table:number-columns-repeated="4"/>
          <table:table-cell table:formula="of:=[.F1443]+0.01" office:value-type="float" office:value="1.94" calcext:value-type="float">
            <text:p>1.94</text:p>
          </table:table-cell>
          <table:table-cell office:value-type="float" office:value="8.27" calcext:value-type="float">
            <text:p>8.27</text:p>
          </table:table-cell>
          <table:table-cell table:number-columns-repeated="3"/>
        </table:table-row>
        <table:table-row table:style-name="ro1">
          <table:table-cell office:value-type="float" office:value="8.27" calcext:value-type="float">
            <text:p>8.27</text:p>
          </table:table-cell>
          <table:table-cell table:number-columns-repeated="4"/>
          <table:table-cell table:formula="of:=[.F1444]+0.01" office:value-type="float" office:value="1.95" calcext:value-type="float">
            <text:p>1.95</text:p>
          </table:table-cell>
          <table:table-cell office:value-type="float" office:value="8.27" calcext:value-type="float">
            <text:p>8.27</text:p>
          </table:table-cell>
          <table:table-cell table:number-columns-repeated="3"/>
        </table:table-row>
        <table:table-row table:style-name="ro1">
          <table:table-cell office:value-type="float" office:value="7.89" calcext:value-type="float">
            <text:p>7.89</text:p>
          </table:table-cell>
          <table:table-cell table:number-columns-repeated="4"/>
          <table:table-cell table:formula="of:=[.F1445]+0.01" office:value-type="float" office:value="1.96" calcext:value-type="float">
            <text:p>1.96</text:p>
          </table:table-cell>
          <table:table-cell office:value-type="float" office:value="7.89" calcext:value-type="float">
            <text:p>7.89</text:p>
          </table:table-cell>
          <table:table-cell table:number-columns-repeated="3"/>
        </table:table-row>
        <table:table-row table:style-name="ro1">
          <table:table-cell office:value-type="float" office:value="7.43" calcext:value-type="float">
            <text:p>7.43</text:p>
          </table:table-cell>
          <table:table-cell table:number-columns-repeated="4"/>
          <table:table-cell table:formula="of:=[.F1446]+0.01" office:value-type="float" office:value="1.97" calcext:value-type="float">
            <text:p>1.97</text:p>
          </table:table-cell>
          <table:table-cell office:value-type="float" office:value="7.43" calcext:value-type="float">
            <text:p>7.43</text:p>
          </table:table-cell>
          <table:table-cell table:number-columns-repeated="3"/>
        </table:table-row>
        <table:table-row table:style-name="ro1">
          <table:table-cell office:value-type="float" office:value="7.05" calcext:value-type="float">
            <text:p>7.05</text:p>
          </table:table-cell>
          <table:table-cell table:number-columns-repeated="4"/>
          <table:table-cell table:formula="of:=[.F1447]+0.01" office:value-type="float" office:value="1.98" calcext:value-type="float">
            <text:p>1.98</text:p>
          </table:table-cell>
          <table:table-cell office:value-type="float" office:value="7.05" calcext:value-type="float">
            <text:p>7.05</text:p>
          </table:table-cell>
          <table:table-cell table:number-columns-repeated="3"/>
        </table:table-row>
        <table:table-row table:style-name="ro1">
          <table:table-cell office:value-type="float" office:value="6.82" calcext:value-type="float">
            <text:p>6.82</text:p>
          </table:table-cell>
          <table:table-cell table:number-columns-repeated="4"/>
          <table:table-cell table:formula="of:=[.F1448]+0.01" office:value-type="float" office:value="1.99" calcext:value-type="float">
            <text:p>1.99</text:p>
          </table:table-cell>
          <table:table-cell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6.74" calcext:value-type="float">
            <text:p>6.74</text:p>
          </table:table-cell>
          <table:table-cell table:number-columns-repeated="4"/>
          <table:table-cell table:formula="of:=[.F1449]+0.01" office:value-type="float" office:value="2" calcext:value-type="float">
            <text:p>2</text:p>
          </table:table-cell>
          <table:table-cell office:value-type="float" office:value="6.74" calcext:value-type="float">
            <text:p>6.74</text:p>
          </table:table-cell>
          <table:table-cell table:number-columns-repeated="3"/>
        </table:table-row>
        <table:table-row table:style-name="ro1">
          <table:table-cell office:value-type="float" office:value="6.52" calcext:value-type="float">
            <text:p>6.52</text:p>
          </table:table-cell>
          <table:table-cell table:number-columns-repeated="4"/>
          <table:table-cell table:formula="of:=[.F1450]+0.01" office:value-type="float" office:value="2.01" calcext:value-type="float">
            <text:p>2.01</text:p>
          </table:table-cell>
          <table:table-cell office:value-type="float" office:value="6.52" calcext:value-type="float">
            <text:p>6.52</text:p>
          </table:table-cell>
          <table:table-cell table:number-columns-repeated="3"/>
        </table:table-row>
        <table:table-row table:style-name="ro1">
          <table:table-cell office:value-type="float" office:value="6.29" calcext:value-type="float">
            <text:p>6.29</text:p>
          </table:table-cell>
          <table:table-cell table:number-columns-repeated="4"/>
          <table:table-cell table:formula="of:=[.F1451]+0.01" office:value-type="float" office:value="2.02" calcext:value-type="float">
            <text:p>2.02</text:p>
          </table:table-cell>
          <table:table-cell office:value-type="float" office:value="6.29" calcext:value-type="float">
            <text:p>6.29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4"/>
          <table:table-cell table:formula="of:=[.F1452]+0.01" office:value-type="float" office:value="2.03" calcext:value-type="float">
            <text:p>2.03</text:p>
          </table:table-cell>
          <table:table-cell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float" office:value="5.68" calcext:value-type="float">
            <text:p>5.68</text:p>
          </table:table-cell>
          <table:table-cell table:number-columns-repeated="4"/>
          <table:table-cell table:formula="of:=[.F1453]+0.01" office:value-type="float" office:value="2.04" calcext:value-type="float">
            <text:p>2.04</text:p>
          </table:table-cell>
          <table:table-cell office:value-type="float" office:value="5.68" calcext:value-type="float">
            <text:p>5.68</text:p>
          </table:table-cell>
          <table:table-cell table:number-columns-repeated="3"/>
        </table:table-row>
        <table:table-row table:style-name="ro1">
          <table:table-cell office:value-type="float" office:value="5.52" calcext:value-type="float">
            <text:p>5.52</text:p>
          </table:table-cell>
          <table:table-cell table:number-columns-repeated="4"/>
          <table:table-cell table:formula="of:=[.F1454]+0.01" office:value-type="float" office:value="2.05" calcext:value-type="float">
            <text:p>2.05</text:p>
          </table:table-cell>
          <table:table-cell office:value-type="float" office:value="5.52" calcext:value-type="float">
            <text:p>5.52</text:p>
          </table:table-cell>
          <table:table-cell table:number-columns-repeated="3"/>
        </table:table-row>
        <table:table-row table:style-name="ro1">
          <table:table-cell office:value-type="float" office:value="4.99" calcext:value-type="float">
            <text:p>4.99</text:p>
          </table:table-cell>
          <table:table-cell table:number-columns-repeated="4"/>
          <table:table-cell table:formula="of:=[.F1455]+0.01" office:value-type="float" office:value="2.06" calcext:value-type="float">
            <text:p>2.06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4"/>
          <table:table-cell table:formula="of:=[.F1456]+0.01" office:value-type="float" office:value="2.07" calcext:value-type="float">
            <text:p>2.07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4"/>
          <table:table-cell table:formula="of:=[.F1457]+0.01" office:value-type="float" office:value="2.08" calcext:value-type="float">
            <text:p>2.08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4.53" calcext:value-type="float">
            <text:p>4.53</text:p>
          </table:table-cell>
          <table:table-cell table:number-columns-repeated="4"/>
          <table:table-cell table:formula="of:=[.F1458]+0.01" office:value-type="float" office:value="2.09" calcext:value-type="float">
            <text:p>2.09</text:p>
          </table:table-cell>
          <table:table-cell office:value-type="float" office:value="4.53" calcext:value-type="float">
            <text:p>4.53</text:p>
          </table:table-cell>
          <table:table-cell table:number-columns-repeated="3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4"/>
          <table:table-cell table:formula="of:=[.F1459]+0.01" office:value-type="float" office:value="2.1" calcext:value-type="float">
            <text:p>2.1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4.38" calcext:value-type="float">
            <text:p>4.38</text:p>
          </table:table-cell>
          <table:table-cell table:number-columns-repeated="4"/>
          <table:table-cell table:formula="of:=[.F1460]+0.01" office:value-type="float" office:value="2.11" calcext:value-type="float">
            <text:p>2.11</text:p>
          </table:table-cell>
          <table:table-cell office:value-type="float" office:value="4.38" calcext:value-type="float">
            <text:p>4.38</text:p>
          </table:table-cell>
          <table:table-cell table:number-columns-repeated="3"/>
        </table:table-row>
        <table:table-row table:style-name="ro1">
          <table:table-cell office:value-type="float" office:value="4.07" calcext:value-type="float">
            <text:p>4.07</text:p>
          </table:table-cell>
          <table:table-cell table:number-columns-repeated="4"/>
          <table:table-cell table:formula="of:=[.F1461]+0.01" office:value-type="float" office:value="2.12" calcext:value-type="float">
            <text:p>2.12</text:p>
          </table:table-cell>
          <table:table-cell office:value-type="float" office:value="4.07" calcext:value-type="float">
            <text:p>4.07</text:p>
          </table:table-cell>
          <table:table-cell table:number-columns-repeated="3"/>
        </table:table-row>
        <table:table-row table:style-name="ro1">
          <table:table-cell office:value-type="float" office:value="3.77" calcext:value-type="float">
            <text:p>3.77</text:p>
          </table:table-cell>
          <table:table-cell table:number-columns-repeated="4"/>
          <table:table-cell table:formula="of:=[.F1462]+0.01" office:value-type="float" office:value="2.13" calcext:value-type="float">
            <text:p>2.13</text:p>
          </table:table-cell>
          <table:table-cell office:value-type="float" office:value="3.77" calcext:value-type="float">
            <text:p>3.77</text:p>
          </table:table-cell>
          <table:table-cell table:number-columns-repeated="3"/>
        </table:table-row>
        <table:table-row table:style-name="ro1">
          <table:table-cell office:value-type="float" office:value="3.54" calcext:value-type="float">
            <text:p>3.54</text:p>
          </table:table-cell>
          <table:table-cell table:number-columns-repeated="4"/>
          <table:table-cell table:formula="of:=[.F1463]+0.01" office:value-type="float" office:value="2.14" calcext:value-type="float">
            <text:p>2.14</text:p>
          </table:table-cell>
          <table:table-cell office:value-type="float" office:value="3.54" calcext:value-type="float">
            <text:p>3.54</text:p>
          </table:table-cell>
          <table:table-cell table:number-columns-repeated="3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4"/>
          <table:table-cell table:formula="of:=[.F1464]+0.01" office:value-type="float" office:value="2.15" calcext:value-type="float">
            <text:p>2.15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office:value-type="float" office:value="3.39" calcext:value-type="float">
            <text:p>3.39</text:p>
          </table:table-cell>
          <table:table-cell table:number-columns-repeated="4"/>
          <table:table-cell table:formula="of:=[.F1465]+0.01" office:value-type="float" office:value="2.16" calcext:value-type="float">
            <text:p>2.16</text:p>
          </table:table-cell>
          <table:table-cell office:value-type="float" office:value="3.39" calcext:value-type="float">
            <text:p>3.39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.16</text:p>
          </table:table-cell>
          <table:table-cell table:number-columns-repeated="4"/>
          <table:table-cell table:formula="of:=[.F1466]+0.01" office:value-type="float" office:value="2.17" calcext:value-type="float">
            <text:p>2.17</text:p>
          </table:table-cell>
          <table:table-cell office:value-type="float" office:value="3.16" calcext:value-type="float">
            <text:p>3.16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.08</text:p>
          </table:table-cell>
          <table:table-cell table:number-columns-repeated="4"/>
          <table:table-cell table:formula="of:=[.F1467]+0.01" office:value-type="float" office:value="2.18" calcext:value-type="float">
            <text:p>2.18</text:p>
          </table:table-cell>
          <table:table-cell office:value-type="float" office:value="3.08" calcext:value-type="float">
            <text:p>3.08</text:p>
          </table:table-cell>
          <table:table-cell table:number-columns-repeated="3"/>
        </table:table-row>
        <table:table-row table:style-name="ro1">
          <table:table-cell office:value-type="float" office:value="2.93" calcext:value-type="float">
            <text:p>2.93</text:p>
          </table:table-cell>
          <table:table-cell table:number-columns-repeated="4"/>
          <table:table-cell table:formula="of:=[.F1468]+0.01" office:value-type="float" office:value="2.19" calcext:value-type="float">
            <text:p>2.1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4"/>
          <table:table-cell table:formula="of:=[.F1469]+0.01"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2.47" calcext:value-type="float">
            <text:p>2.47</text:p>
          </table:table-cell>
          <table:table-cell table:number-columns-repeated="4"/>
          <table:table-cell table:formula="of:=[.F1470]+0.01" office:value-type="float" office:value="2.21" calcext:value-type="float">
            <text:p>2.21</text:p>
          </table:table-cell>
          <table:table-cell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2.39" calcext:value-type="float">
            <text:p>2.39</text:p>
          </table:table-cell>
          <table:table-cell table:number-columns-repeated="4"/>
          <table:table-cell table:formula="of:=[.F1471]+0.01" office:value-type="float" office:value="2.22" calcext:value-type="float">
            <text:p>2.22</text:p>
          </table:table-cell>
          <table:table-cell office:value-type="float" office:value="2.39" calcext:value-type="float">
            <text:p>2.39</text:p>
          </table:table-cell>
          <table:table-cell table:number-columns-repeated="3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number-columns-repeated="4"/>
          <table:table-cell table:formula="of:=[.F1472]+0.01" office:value-type="float" office:value="2.23" calcext:value-type="float">
            <text:p>2.23</text:p>
          </table:table-cell>
          <table:table-cell office:value-type="float" office:value="2.32" calcext:value-type="float">
            <text:p>2.32</text:p>
          </table:table-cell>
          <table:table-cell table:number-columns-repeated="3"/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4"/>
          <table:table-cell table:formula="of:=[.F1473]+0.01" office:value-type="float" office:value="2.24" calcext:value-type="float">
            <text:p>2.24</text:p>
          </table:table-cell>
          <table:table-cell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 office:value-type="float" office:value="1.93" calcext:value-type="float">
            <text:p>1.93</text:p>
          </table:table-cell>
          <table:table-cell table:number-columns-repeated="4"/>
          <table:table-cell table:formula="of:=[.F1474]+0.01" office:value-type="float" office:value="2.25" calcext:value-type="float">
            <text:p>2.25</text:p>
          </table:table-cell>
          <table:table-cell office:value-type="float" office:value="1.93" calcext:value-type="float">
            <text:p>1.93</text:p>
          </table:table-cell>
          <table:table-cell table:number-columns-repeated="3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number-columns-repeated="4"/>
          <table:table-cell table:formula="of:=[.F1475]+0.01" office:value-type="float" office:value="2.26" calcext:value-type="float">
            <text:p>2.26</text:p>
          </table:table-cell>
          <table:table-cell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number-columns-repeated="4"/>
          <table:table-cell table:formula="of:=[.F1476]+0.01" office:value-type="float" office:value="2.27" calcext:value-type="float">
            <text:p>2.27</text:p>
          </table:table-cell>
          <table:table-cell office:value-type="float" office:value="1.78" calcext:value-type="float">
            <text:p>1.78</text:p>
          </table:table-cell>
          <table:table-cell table:number-columns-repeated="3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number-columns-repeated="4"/>
          <table:table-cell table:formula="of:=[.F1477]+0.01" office:value-type="float" office:value="2.28" calcext:value-type="float">
            <text:p>2.28</text:p>
          </table:table-cell>
          <table:table-cell office:value-type="float" office:value="1.71" calcext:value-type="float">
            <text:p>1.71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4"/>
          <table:table-cell table:formula="of:=[.F1478]+0.01" office:value-type="float" office:value="2.29" calcext:value-type="float">
            <text:p>2.29</text:p>
          </table:table-cell>
          <table:table-cell office:value-type="float" office:value="1.55" calcext:value-type="float">
            <text:p>1.55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4"/>
          <table:table-cell table:formula="of:=[.F1479]+0.01" office:value-type="float" office:value="2.29999999999999" calcext:value-type="float">
            <text:p>2.3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number-columns-repeated="4"/>
          <table:table-cell table:formula="of:=[.F1480]+0.01" office:value-type="float" office:value="2.30999999999999" calcext:value-type="float">
            <text:p>2.31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4"/>
          <table:table-cell table:formula="of:=[.F1481]+0.01" office:value-type="float" office:value="2.31999999999999" calcext:value-type="float">
            <text:p>2.32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number-columns-repeated="4"/>
          <table:table-cell table:formula="of:=[.F1482]+0.01" office:value-type="float" office:value="2.32999999999999" calcext:value-type="float">
            <text:p>2.33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4"/>
          <table:table-cell table:formula="of:=[.F1483]+0.01" office:value-type="float" office:value="2.33999999999999" calcext:value-type="float">
            <text:p>2.34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4"/>
          <table:table-cell table:formula="of:=[.F1484]+0.01" office:value-type="float" office:value="2.34999999999999" calcext:value-type="float">
            <text:p>2.35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/>
          <table:table-cell table:formula="of:=[.F1485]+0.01" office:value-type="float" office:value="2.35999999999999" calcext:value-type="float">
            <text:p>2.36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4"/>
          <table:table-cell table:formula="of:=[.F1486]+0.01" office:value-type="float" office:value="2.36999999999999" calcext:value-type="float">
            <text:p>2.37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4"/>
          <table:table-cell table:formula="of:=[.F1487]+0.01" office:value-type="float" office:value="2.37999999999999" calcext:value-type="float">
            <text:p>2.38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/>
          <table:table-cell table:formula="of:=[.F1488]+0.01" office:value-type="float" office:value="2.38999999999999" calcext:value-type="float">
            <text:p>2.39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4"/>
          <table:table-cell table:formula="of:=[.F1489]+0.01" office:value-type="float" office:value="2.39999999999999" calcext:value-type="float">
            <text:p>2.4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4"/>
          <table:table-cell table:formula="of:=[.F1490]+0.01" office:value-type="float" office:value="2.40999999999999" calcext:value-type="float">
            <text:p>2.41</text:p>
          </table:table-cell>
          <table:table-cell office:value-type="float" office:value="-0.2" calcext:value-type="float">
            <text:p>-0.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number-columns-repeated="4"/>
          <table:table-cell table:formula="of:=[.F1491]+0.01" office:value-type="float" office:value="2.41999999999999" calcext:value-type="float">
            <text:p>2.42</text:p>
          </table:table-cell>
          <table:table-cell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-0.43" calcext:value-type="float">
            <text:p>-0.43</text:p>
          </table:table-cell>
          <table:table-cell table:number-columns-repeated="4"/>
          <table:table-cell table:formula="of:=[.F1492]+0.01" office:value-type="float" office:value="2.42999999999999" calcext:value-type="float">
            <text:p>2.43</text:p>
          </table:table-cell>
          <table:table-cell office:value-type="float" office:value="-0.43" calcext:value-type="float">
            <text:p>-0.43</text:p>
          </table:table-cell>
          <table:table-cell table:number-columns-repeated="3"/>
        </table:table-row>
        <table:table-row table:style-name="ro1">
          <table:table-cell office:value-type="float" office:value="-0.43" calcext:value-type="float">
            <text:p>-0.43</text:p>
          </table:table-cell>
          <table:table-cell table:number-columns-repeated="4"/>
          <table:table-cell table:formula="of:=[.F1493]+0.01" office:value-type="float" office:value="2.43999999999999" calcext:value-type="float">
            <text:p>2.44</text:p>
          </table:table-cell>
          <table:table-cell office:value-type="float" office:value="-0.43" calcext:value-type="float">
            <text:p>-0.43</text:p>
          </table:table-cell>
          <table:table-cell table:number-columns-repeated="3"/>
        </table:table-row>
        <table:table-row table:style-name="ro1">
          <table:table-cell office:value-type="float" office:value="-0.51" calcext:value-type="float">
            <text:p>-0.51</text:p>
          </table:table-cell>
          <table:table-cell table:number-columns-repeated="4"/>
          <table:table-cell table:formula="of:=[.F1494]+0.01" office:value-type="float" office:value="2.44999999999999" calcext:value-type="float">
            <text:p>2.45</text:p>
          </table:table-cell>
          <table:table-cell office:value-type="float" office:value="-0.51" calcext:value-type="float">
            <text:p>-0.5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number-columns-repeated="4"/>
          <table:table-cell table:formula="of:=[.F1495]+0.01" office:value-type="float" office:value="2.45999999999999" calcext:value-type="float">
            <text:p>2.46</text:p>
          </table:table-cell>
          <table:table-cell office:value-type="float" office:value="-0.66" calcext:value-type="float">
            <text:p>-0.6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number-columns-repeated="4"/>
          <table:table-cell table:formula="of:=[.F1496]+0.01" office:value-type="float" office:value="2.46999999999999" calcext:value-type="float">
            <text:p>2.47</text:p>
          </table:table-cell>
          <table:table-cell office:value-type="float" office:value="-0.74" calcext:value-type="float">
            <text:p>-0.74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number-columns-repeated="4"/>
          <table:table-cell table:formula="of:=[.F1497]+0.01" office:value-type="float" office:value="2.47999999999999" calcext:value-type="float">
            <text:p>2.48</text:p>
          </table:table-cell>
          <table:table-cell office:value-type="float" office:value="-0.74" calcext:value-type="float">
            <text:p>-0.74</text:p>
          </table:table-cell>
          <table:table-cell table:number-columns-repeated="3"/>
        </table:table-row>
        <table:table-row table:style-name="ro1">
          <table:table-cell office:value-type="float" office:value="-0.81" calcext:value-type="float">
            <text:p>-0.81</text:p>
          </table:table-cell>
          <table:table-cell table:number-columns-repeated="4"/>
          <table:table-cell table:formula="of:=[.F1498]+0.01" office:value-type="float" office:value="2.48999999999999" calcext:value-type="float">
            <text:p>2.49</text:p>
          </table:table-cell>
          <table:table-cell office:value-type="float" office:value="-0.81" calcext:value-type="float">
            <text:p>-0.81</text:p>
          </table:table-cell>
          <table:table-cell table:number-columns-repeated="3"/>
        </table:table-row>
        <table:table-row table:style-name="ro1">
          <table:table-cell office:value-type="float" office:value="-0.89" calcext:value-type="float">
            <text:p>-0.89</text:p>
          </table:table-cell>
          <table:table-cell table:number-columns-repeated="4"/>
          <table:table-cell table:formula="of:=[.F1499]+0.01" office:value-type="float" office:value="2.49999999999999" calcext:value-type="float">
            <text:p>2.5</text:p>
          </table:table-cell>
          <table:table-cell office:value-type="float" office:value="-0.89" calcext:value-type="float">
            <text:p>-0.89</text:p>
          </table:table-cell>
          <table:table-cell table:number-columns-repeated="3"/>
        </table:table-row>
        <table:table-row table:style-name="ro1">
          <table:table-cell office:value-type="float" office:value="-0.97" calcext:value-type="float">
            <text:p>-0.97</text:p>
          </table:table-cell>
          <table:table-cell table:number-columns-repeated="4"/>
          <table:table-cell table:formula="of:=[.F1500]+0.01" office:value-type="float" office:value="2.50999999999999" calcext:value-type="float">
            <text:p>2.51</text:p>
          </table:table-cell>
          <table:table-cell office:value-type="float" office:value="-0.97" calcext:value-type="float">
            <text:p>-0.97</text:p>
          </table:table-cell>
          <table:table-cell table:number-columns-repeated="3"/>
        </table:table-row>
        <table:table-row table:style-name="ro1">
          <table:table-cell office:value-type="float" office:value="-1.04" calcext:value-type="float">
            <text:p>-1.04</text:p>
          </table:table-cell>
          <table:table-cell table:number-columns-repeated="4"/>
          <table:table-cell table:formula="of:=[.F1501]+0.01" office:value-type="float" office:value="2.51999999999999" calcext:value-type="float">
            <text:p>2.52</text:p>
          </table:table-cell>
          <table:table-cell office:value-type="float" office:value="-1.04" calcext:value-type="float">
            <text:p>-1.04</text:p>
          </table:table-cell>
          <table:table-cell table:number-columns-repeated="3"/>
        </table:table-row>
        <table:table-row table:style-name="ro1">
          <table:table-cell office:value-type="float" office:value="-1.04" calcext:value-type="float">
            <text:p>-1.04</text:p>
          </table:table-cell>
          <table:table-cell table:number-columns-repeated="4"/>
          <table:table-cell table:formula="of:=[.F1502]+0.01" office:value-type="float" office:value="2.52999999999999" calcext:value-type="float">
            <text:p>2.53</text:p>
          </table:table-cell>
          <table:table-cell office:value-type="float" office:value="-1.04" calcext:value-type="float">
            <text:p>-1.04</text:p>
          </table:table-cell>
          <table:table-cell table:number-columns-repeated="3"/>
        </table:table-row>
        <table:table-row table:style-name="ro1">
          <table:table-cell office:value-type="float" office:value="-1.12" calcext:value-type="float">
            <text:p>-1.12</text:p>
          </table:table-cell>
          <table:table-cell table:number-columns-repeated="4"/>
          <table:table-cell table:formula="of:=[.F1503]+0.01" office:value-type="float" office:value="2.53999999999999" calcext:value-type="float">
            <text:p>2.54</text:p>
          </table:table-cell>
          <table:table-cell office:value-type="float" office:value="-1.12" calcext:value-type="float">
            <text:p>-1.12</text:p>
          </table:table-cell>
          <table:table-cell table:number-columns-repeated="3"/>
        </table:table-row>
        <table:table-row table:style-name="ro1">
          <table:table-cell office:value-type="float" office:value="-1.2" calcext:value-type="float">
            <text:p>-1.2</text:p>
          </table:table-cell>
          <table:table-cell table:number-columns-repeated="4"/>
          <table:table-cell table:formula="of:=[.F1504]+0.01" office:value-type="float" office:value="2.54999999999999" calcext:value-type="float">
            <text:p>2.55</text:p>
          </table:table-cell>
          <table:table-cell office:value-type="float" office:value="-1.2" calcext:value-type="float">
            <text:p>-1.2</text:p>
          </table:table-cell>
          <table:table-cell table:number-columns-repeated="3"/>
        </table:table-row>
        <table:table-row table:style-name="ro1">
          <table:table-cell office:value-type="float" office:value="-1.2" calcext:value-type="float">
            <text:p>-1.2</text:p>
          </table:table-cell>
          <table:table-cell table:number-columns-repeated="4"/>
          <table:table-cell table:formula="of:=[.F1505]+0.01" office:value-type="float" office:value="2.55999999999999" calcext:value-type="float">
            <text:p>2.56</text:p>
          </table:table-cell>
          <table:table-cell office:value-type="float" office:value="-1.2" calcext:value-type="float">
            <text:p>-1.2</text:p>
          </table:table-cell>
          <table:table-cell table:number-columns-repeated="3"/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number-columns-repeated="4"/>
          <table:table-cell table:formula="of:=[.F1506]+0.01" office:value-type="float" office:value="2.56999999999999" calcext:value-type="float">
            <text:p>2.57</text:p>
          </table:table-cell>
          <table:table-cell office:value-type="float" office:value="-1.35" calcext:value-type="float">
            <text:p>-1.35</text:p>
          </table:table-cell>
          <table:table-cell table:number-columns-repeated="3"/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number-columns-repeated="4"/>
          <table:table-cell table:formula="of:=[.F1507]+0.01" office:value-type="float" office:value="2.57999999999999" calcext:value-type="float">
            <text:p>2.58</text:p>
          </table:table-cell>
          <table:table-cell office:value-type="float" office:value="-1.35" calcext:value-type="float">
            <text:p>-1.35</text:p>
          </table:table-cell>
          <table:table-cell table:number-columns-repeated="3"/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number-columns-repeated="4"/>
          <table:table-cell table:formula="of:=[.F1508]+0.01" office:value-type="float" office:value="2.58999999999999" calcext:value-type="float">
            <text:p>2.59</text:p>
          </table:table-cell>
          <table:table-cell office:value-type="float" office:value="-1.35" calcext:value-type="float">
            <text:p>-1.35</text:p>
          </table:table-cell>
          <table:table-cell table:number-columns-repeated="3"/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number-columns-repeated="4"/>
          <table:table-cell table:formula="of:=[.F1509]+0.01" office:value-type="float" office:value="2.59999999999999" calcext:value-type="float">
            <text:p>2.6</text:p>
          </table:table-cell>
          <table:table-cell office:value-type="float" office:value="-1.35" calcext:value-type="float">
            <text:p>-1.35</text:p>
          </table:table-cell>
          <table:table-cell table:number-columns-repeated="3"/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number-columns-repeated="4"/>
          <table:table-cell table:formula="of:=[.F1510]+0.01" office:value-type="float" office:value="2.60999999999999" calcext:value-type="float">
            <text:p>2.61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number-columns-repeated="4"/>
          <table:table-cell table:formula="of:=[.F1511]+0.01" office:value-type="float" office:value="2.61999999999999" calcext:value-type="float">
            <text:p>2.62</text:p>
          </table:table-cell>
          <table:table-cell office:value-type="float" office:value="-1.35" calcext:value-type="float">
            <text:p>-1.35</text:p>
          </table:table-cell>
          <table:table-cell table:number-columns-repeated="3"/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number-columns-repeated="4"/>
          <table:table-cell table:formula="of:=[.F1512]+0.01" office:value-type="float" office:value="2.62999999999999" calcext:value-type="float">
            <text:p>2.63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number-columns-repeated="4"/>
          <table:table-cell table:formula="of:=[.F1513]+0.01" office:value-type="float" office:value="2.63999999999999" calcext:value-type="float">
            <text:p>2.64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number-columns-repeated="4"/>
          <table:table-cell table:formula="of:=[.F1514]+0.01" office:value-type="float" office:value="2.64999999999999" calcext:value-type="float">
            <text:p>2.65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15]+0.01" office:value-type="float" office:value="2.65999999999999" calcext:value-type="float">
            <text:p>2.66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16]+0.01" office:value-type="float" office:value="2.66999999999999" calcext:value-type="float">
            <text:p>2.67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17]+0.01" office:value-type="float" office:value="2.67999999999999" calcext:value-type="float">
            <text:p>2.68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18]+0.01" office:value-type="float" office:value="2.68999999999999" calcext:value-type="float">
            <text:p>2.69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19]+0.01" office:value-type="float" office:value="2.69999999999999" calcext:value-type="float">
            <text:p>2.7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20]+0.01" office:value-type="float" office:value="2.70999999999999" calcext:value-type="float">
            <text:p>2.71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21]+0.01" office:value-type="float" office:value="2.71999999999999" calcext:value-type="float">
            <text:p>2.72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22]+0.01" office:value-type="float" office:value="2.72999999999999" calcext:value-type="float">
            <text:p>2.73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23]+0.01" office:value-type="float" office:value="2.73999999999999" calcext:value-type="float">
            <text:p>2.74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24]+0.01" office:value-type="float" office:value="2.74999999999999" calcext:value-type="float">
            <text:p>2.75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25]+0.01" office:value-type="float" office:value="2.75999999999999" calcext:value-type="float">
            <text:p>2.76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26]+0.01" office:value-type="float" office:value="2.76999999999998" calcext:value-type="float">
            <text:p>2.77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27]+0.01" office:value-type="float" office:value="2.77999999999998" calcext:value-type="float">
            <text:p>2.78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28]+0.01" office:value-type="float" office:value="2.78999999999998" calcext:value-type="float">
            <text:p>2.79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29]+0.01" office:value-type="float" office:value="2.79999999999998" calcext:value-type="float">
            <text:p>2.8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0]+0.01" office:value-type="float" office:value="2.80999999999998" calcext:value-type="float">
            <text:p>2.81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1]+0.01" office:value-type="float" office:value="2.81999999999998" calcext:value-type="float">
            <text:p>2.82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2]+0.01" office:value-type="float" office:value="2.82999999999998" calcext:value-type="float">
            <text:p>2.83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3]+0.01" office:value-type="float" office:value="2.83999999999998" calcext:value-type="float">
            <text:p>2.84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4]+0.01" office:value-type="float" office:value="2.84999999999998" calcext:value-type="float">
            <text:p>2.85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5]+0.01" office:value-type="float" office:value="2.85999999999998" calcext:value-type="float">
            <text:p>2.86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6]+0.01" office:value-type="float" office:value="2.86999999999998" calcext:value-type="float">
            <text:p>2.87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7]+0.01" office:value-type="float" office:value="2.87999999999998" calcext:value-type="float">
            <text:p>2.88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38]+0.01" office:value-type="float" office:value="2.88999999999998" calcext:value-type="float">
            <text:p>2.89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39]+0.01" office:value-type="float" office:value="2.89999999999998" calcext:value-type="float">
            <text:p>2.9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40]+0.01" office:value-type="float" office:value="2.90999999999998" calcext:value-type="float">
            <text:p>2.91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41]+0.01" office:value-type="float" office:value="2.91999999999998" calcext:value-type="float">
            <text:p>2.92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42]+0.01" office:value-type="float" office:value="2.92999999999998" calcext:value-type="float">
            <text:p>2.93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43]+0.01" office:value-type="float" office:value="2.93999999999998" calcext:value-type="float">
            <text:p>2.9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44]+0.01" office:value-type="float" office:value="2.94999999999998" calcext:value-type="float">
            <text:p>2.95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4"/>
          <table:table-cell table:formula="of:=[.F1545]+0.01" office:value-type="float" office:value="2.95999999999998" calcext:value-type="float">
            <text:p>2.96</text:p>
          </table:table-cell>
          <table:table-cell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46]+0.01" office:value-type="float" office:value="2.96999999999998" calcext:value-type="float">
            <text:p>2.97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47]+0.01" office:value-type="float" office:value="2.97999999999998" calcext:value-type="float">
            <text:p>2.98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48]+0.01" office:value-type="float" office:value="2.98999999999998" calcext:value-type="float">
            <text:p>2.99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49]+0.01" office:value-type="float" office:value="2.99999999999998" calcext:value-type="float">
            <text:p>3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50]+0.01" office:value-type="float" office:value="3.00999999999998" calcext:value-type="float">
            <text:p>3.01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51]+0.01" office:value-type="float" office:value="3.01999999999998" calcext:value-type="float">
            <text:p>3.02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52]+0.01" office:value-type="float" office:value="3.02999999999998" calcext:value-type="float">
            <text:p>3.03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53]+0.01" office:value-type="float" office:value="3.03999999999998" calcext:value-type="float">
            <text:p>3.0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54]+0.01" office:value-type="float" office:value="3.04999999999998" calcext:value-type="float">
            <text:p>3.05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55]+0.01" office:value-type="float" office:value="3.05999999999998" calcext:value-type="float">
            <text:p>3.06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4"/>
          <table:table-cell table:formula="of:=[.F1556]+0.01" office:value-type="float" office:value="3.06999999999998" calcext:value-type="float">
            <text:p>3.07</text:p>
          </table:table-cell>
          <table:table-cell office:value-type="float" office:value="-1.73" calcext:value-type="float">
            <text:p>-1.73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57]+0.01" office:value-type="float" office:value="3.07999999999998" calcext:value-type="float">
            <text:p>3.08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58]+0.01" office:value-type="float" office:value="3.08999999999998" calcext:value-type="float">
            <text:p>3.09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59]+0.01" office:value-type="float" office:value="3.09999999999998" calcext:value-type="float">
            <text:p>3.1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0]+0.01" office:value-type="float" office:value="3.10999999999998" calcext:value-type="float">
            <text:p>3.11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1]+0.01" office:value-type="float" office:value="3.11999999999998" calcext:value-type="float">
            <text:p>3.12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4"/>
          <table:table-cell table:formula="of:=[.F1562]+0.01" office:value-type="float" office:value="3.12999999999998" calcext:value-type="float">
            <text:p>3.13</text:p>
          </table:table-cell>
          <table:table-cell office:value-type="float" office:value="-1.73" calcext:value-type="float">
            <text:p>-1.73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3]+0.01" office:value-type="float" office:value="3.13999999999998" calcext:value-type="float">
            <text:p>3.1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4]+0.01" office:value-type="float" office:value="3.14999999999998" calcext:value-type="float">
            <text:p>3.15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5]+0.01" office:value-type="float" office:value="3.15999999999998" calcext:value-type="float">
            <text:p>3.16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6]+0.01" office:value-type="float" office:value="3.16999999999998" calcext:value-type="float">
            <text:p>3.17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7]+0.01" office:value-type="float" office:value="3.17999999999998" calcext:value-type="float">
            <text:p>3.18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8]+0.01" office:value-type="float" office:value="3.18999999999998" calcext:value-type="float">
            <text:p>3.19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69]+0.01" office:value-type="float" office:value="3.19999999999998" calcext:value-type="float">
            <text:p>3.2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4"/>
          <table:table-cell table:formula="of:=[.F1570]+0.01" office:value-type="float" office:value="3.20999999999998" calcext:value-type="float">
            <text:p>3.21</text:p>
          </table:table-cell>
          <table:table-cell office:value-type="float" office:value="-1.73" calcext:value-type="float">
            <text:p>-1.73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71]+0.01" office:value-type="float" office:value="3.21999999999998" calcext:value-type="float">
            <text:p>3.22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2]+0.01" office:value-type="float" office:value="3.22999999999997" calcext:value-type="float">
            <text:p>3.23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3]+0.01" office:value-type="float" office:value="3.23999999999997" calcext:value-type="float">
            <text:p>3.2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4]+0.01" office:value-type="float" office:value="3.24999999999997" calcext:value-type="float">
            <text:p>3.25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5]+0.01" office:value-type="float" office:value="3.25999999999997" calcext:value-type="float">
            <text:p>3.26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6]+0.01" office:value-type="float" office:value="3.26999999999997" calcext:value-type="float">
            <text:p>3.27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7]+0.01" office:value-type="float" office:value="3.27999999999997" calcext:value-type="float">
            <text:p>3.28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8]+0.01" office:value-type="float" office:value="3.28999999999997" calcext:value-type="float">
            <text:p>3.29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79]+0.01" office:value-type="float" office:value="3.29999999999997" calcext:value-type="float">
            <text:p>3.3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0]+0.01" office:value-type="float" office:value="3.30999999999997" calcext:value-type="float">
            <text:p>3.31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1]+0.01" office:value-type="float" office:value="3.31999999999997" calcext:value-type="float">
            <text:p>3.32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2]+0.01" office:value-type="float" office:value="3.32999999999997" calcext:value-type="float">
            <text:p>3.33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3]+0.01" office:value-type="float" office:value="3.33999999999997" calcext:value-type="float">
            <text:p>3.3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84]+0.01" office:value-type="float" office:value="3.34999999999997" calcext:value-type="float">
            <text:p>3.35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85]+0.01" office:value-type="float" office:value="3.35999999999997" calcext:value-type="float">
            <text:p>3.36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6]+0.01" office:value-type="float" office:value="3.36999999999997" calcext:value-type="float">
            <text:p>3.37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87]+0.01" office:value-type="float" office:value="3.37999999999997" calcext:value-type="float">
            <text:p>3.38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8]+0.01" office:value-type="float" office:value="3.38999999999997" calcext:value-type="float">
            <text:p>3.39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89]+0.01" office:value-type="float" office:value="3.39999999999997" calcext:value-type="float">
            <text:p>3.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90]+0.01" office:value-type="float" office:value="3.40999999999997" calcext:value-type="float">
            <text:p>3.41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91]+0.01" office:value-type="float" office:value="3.41999999999997" calcext:value-type="float">
            <text:p>3.42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92]+0.01" office:value-type="float" office:value="3.42999999999997" calcext:value-type="float">
            <text:p>3.43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93]+0.01" office:value-type="float" office:value="3.43999999999997" calcext:value-type="float">
            <text:p>3.44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94]+0.01" office:value-type="float" office:value="3.44999999999997" calcext:value-type="float">
            <text:p>3.45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95]+0.01" office:value-type="float" office:value="3.45999999999997" calcext:value-type="float">
            <text:p>3.46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96]+0.01" office:value-type="float" office:value="3.46999999999997" calcext:value-type="float">
            <text:p>3.47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97]+0.01" office:value-type="float" office:value="3.47999999999997" calcext:value-type="float">
            <text:p>3.48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/>
          <table:table-cell table:formula="of:=[.F1598]+0.01" office:value-type="float" office:value="3.48999999999997" calcext:value-type="float">
            <text:p>3.49</text:p>
          </table:table-cell>
          <table:table-cell office:value-type="float" office:value="-1.65" calcext:value-type="float">
            <text:p>-1.65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4"/>
          <table:table-cell table:formula="of:=[.F1599]+0.01" office:value-type="float" office:value="3.49999999999997" calcext:value-type="float">
            <text:p>3.5</text:p>
          </table:table-cell>
          <table:table-cell office:value-type="float" office:value="-1.58" calcext:value-type="float">
            <text:p>-1.58</text:p>
          </table:table-cell>
          <table:table-cell table:number-columns-repeated="3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7:18:41.102439540</meta:creation-date>
    <dc:date>2015-11-26T22:41:06.121639256</dc:date>
    <meta:editing-duration>PT4H41M51S</meta:editing-duration>
    <meta:editing-cycles>5</meta:editing-cycles>
    <meta:generator>LibreOffice/4.2.8.2$Linux_X86_64 LibreOffice_project/420m0$Build-2</meta:generator>
    <meta:document-statistic meta:table-count="3" meta:cell-count="2676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Wgt = f(v)</text:p>
        </chart:title>
        <chart:legend chart:legend-position="end" svg:x="12.301cm" svg:y="3.952cm" style:legend-expansion="high" chart:style-name="ch3"/>
        <chart:plot-area chart:style-name="ch4" table:cell-range-address="Sheet2.A1:Sheet2.B7" chart:data-source-has-labels="row" svg:x="0.32cm" svg:y="1.301cm" svg:width="11.661cm" svg:height="7.519cm">
          <chartooo:coordinate-region svg:x="1.127cm" svg:y="1.5cm" svg:width="10.482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7" chart:label-cell-address="Sheet2.B1:Sheet2.B1" chart:class="chart:scatter">
            <chart:domain table:cell-range-address="Sheet2.A2:Sheet2.A7"/>
            <chart:regression-curve chart:style-name="ch8">
              <chart:equation chart:display-equation="true" chart:display-r-square="true" svg:x="5.479cm" svg:y="1.728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ing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">
                <text:p>471</text:p>
                <draw:g>
                  <svg:desc>Sheet2.A2:Sheet2.A7</svg:desc>
                </draw:g>
              </table:table-cell>
              <table:table-cell office:value-type="float" office:value="207">
                <text:p>207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">
                <text:p>10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">
                <text:p>4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Force = f(v)</text:p>
        </chart:title>
        <chart:legend chart:legend-position="end" svg:x="11.984cm" svg:y="3.952cm" style:legend-expansion="high" chart:style-name="ch3"/>
        <chart:plot-area chart:style-name="ch4" table:cell-range-address="Sheet2.B1:Sheet2.C7" chart:data-source-has-labels="row" svg:x="0.32cm" svg:y="1.301cm" svg:width="11.344cm" svg:height="7.519cm">
          <chartooo:coordinate-region svg:x="0.941cm" svg:y="1.5cm" svg:width="10.443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7" chart:label-cell-address="Sheet2.C1:Sheet2.C1" chart:class="chart:scatter">
            <chart:domain table:cell-range-address="Sheet2.B2:Sheet2.B7"/>
            <chart:regression-curve chart:style-name="ch8">
              <chart:equation chart:display-equation="true" chart:display-r-square="true" svg:x="4.147cm" svg:y="2.223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(N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Sheet2.B2:Sheet2.B7</svg:desc>
                </draw:g>
              </table:table-cell>
              <table:table-cell office:value-type="float" office:value="4.61893216348944">
                <text:p>4.61893216348944</text:p>
                <draw:g>
                  <svg:desc>Sheet2.C2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0.1008495294992">
                <text:p>10.100849529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">
                <text:p>235</text:p>
              </table:table-cell>
              <table:table-cell office:value-type="float" office:value="1.6180972547256">
                <text:p>1.618097254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13.729310040096">
                <text:p>13.729310040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">
                <text:p>209</text:p>
              </table:table-cell>
              <table:table-cell office:value-type="float" office:value="4.45221911300256">
                <text:p>4.4522191130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2.2555295065872">
                <text:p>2.25552950658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84cm" svg:y="3.952cm" style:legend-expansion="high" chart:style-name="ch2"/>
        <chart:plot-area chart:style-name="ch3" table:cell-range-address="Sheet3.A12:Sheet3.B16" chart:data-source-has-labels="row" svg:x="0.32cm" svg:y="0.18cm" svg:width="11.344cm" svg:height="8.64cm">
          <chartooo:coordinate-region svg:x="1.047cm" svg:y="0.379cm" svg:width="10.3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3:Sheet3.B16" chart:label-cell-address="Sheet3.B12:Sheet3.B12" chart:class="chart:scatter">
            <chart:domain table:cell-range-address="Sheet3.A13:Sheet3.A16"/>
            <chart:regression-curve chart:style-name="ch7">
              <chart:equation chart:display-equation="true" chart:display-r-square="false" svg:x="4.372cm" svg:y="1.156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 (N)</text:p>
                <draw:g>
                  <svg:desc>Sheet3.B12:Sheet3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8.5">
                <text:p>428.5</text:p>
                <draw:g>
                  <svg:desc>Sheet3.A13:Sheet3.A16</svg:desc>
                </draw:g>
              </table:table-cell>
              <table:table-cell office:value-type="float" office:value="0">
                <text:p>0</text:p>
                <draw:g>
                  <svg:desc>Sheet3.B13:Sheet3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8.5">
                <text:p>368.5</text:p>
              </table:table-cell>
              <table:table-cell office:value-type="float" office:value="4.61893216348944">
                <text:p>4.6189321634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.5">
                <text:p>369.5</text:p>
              </table:table-cell>
              <table:table-cell office:value-type="float" office:value="4.45221911300256">
                <text:p>4.45221911300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.5">
                <text:p>398.5</text:p>
              </table:table-cell>
              <table:table-cell office:value-type="float" office:value="2.2555295065872">
                <text:p>2.25552950658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0.68cm" svg:height="9.006cm" xlink:href=".." xlink:type="simple" chart:class="chart:line" chart:style-name="ch1">
        <chart:legend chart:legend-position="end" svg:x="67.854cm" svg:y="4.204cm" style:legend-expansion="high" chart:style-name="ch2"/>
        <chart:plot-area chart:style-name="ch3" table:cell-range-address="Sheet4.A1:Sheet4.A1919" svg:x="1.413cm" svg:y="0.18cm" svg:width="65.028cm" svg:height="8.646cm">
          <chartooo:coordinate-region svg:x="2.034cm" svg:y="0.379cm" svg:width="64.40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1:Sheet4.A1919" chart:class="chart:line">
            <chart:data-point chart:repeated="19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Sheet4.A1:Sheet4.A19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325cm" svg:height="13.303cm" xlink:href=".." xlink:type="simple" chart:class="chart:scatter" chart:style-name="ch1">
        <chart:title svg:x="15.348cm" svg:y="0.402cm" chart:style-name="ch2">
          <text:p>Force / Time</text:p>
        </chart:title>
        <chart:plot-area chart:style-name="ch3" table:cell-range-address="Sheet4.F1250:Sheet4.G1600" svg:x="1.677cm" svg:y="1.473cm" svg:width="30.982cm" svg:height="10.583cm">
          <chartooo:coordinate-region svg:x="2.298cm" svg:y="1.672cm" svg:width="30.267cm" svg:height="10.185cm"/>
          <chart:axis chart:dimension="x" chart:name="primary-x" chart:style-name="ch4">
            <chart:title svg:x="16.542cm" svg:y="12.322cm" chart:style-name="ch5">
              <text:p>Time (s)</text:p>
            </chart:title>
          </chart:axis>
          <chart:axis chart:dimension="y" chart:name="primary-y" chart:style-name="ch4">
            <chart:title svg:x="0.451cm" svg:y="7.496cm" chart:style-name="ch6">
              <text:p>Force (N)</text:p>
            </chart:title>
            <chart:grid chart:style-name="ch7" chart:class="major"/>
          </chart:axis>
          <chart:series chart:style-name="ch8" chart:values-cell-range-address="Sheet4.G1250:Sheet4.G1600" chart:class="chart:scatter">
            <chart:domain table:cell-range-address="Sheet4.F1250:Sheet4.F1600"/>
            <chart:data-point chart:repeated="3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F1250:Sheet4.F1600</svg:desc>
                </draw:g>
              </table:table-cell>
              <table:table-cell office:value-type="float" office:value="0.03">
                <text:p>0.03</text:p>
                <draw:g>
                  <svg:desc>Sheet4.G1250:Sheet4.G1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-1.58">
                <text:p>-1.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